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7" style:family="paragraph" style:parent-style-name="Standard">
      <style:text-properties style:font-name="Times" fo:font-size="12pt" fo:letter-spacing="normal" fo:font-weight="normal" officeooo:rsid="006a519e" officeooo:paragraph-rsid="00bfdff1" style:font-weight-asian="normal" style:font-weight-complex="normal"/>
    </style:style>
    <style:style style:name="P8" style:family="paragraph" style:parent-style-name="Standard">
      <style:text-properties style:font-name="Times" fo:font-size="12pt" fo:letter-spacing="normal" fo:font-weight="normal" officeooo:rsid="0083f5cf" officeooo:paragraph-rsid="0083f5cf" style:font-weight-asian="normal" style:font-weight-complex="normal"/>
    </style:style>
    <style:style style:name="P9" style:family="paragraph" style:parent-style-name="Standard">
      <style:text-properties style:font-name="Times" fo:font-size="12pt" fo:letter-spacing="normal" fo:font-weight="normal" officeooo:rsid="00845719" officeooo:paragraph-rsid="00845719" style:font-weight-asian="normal" style:font-weight-complex="normal"/>
    </style:style>
    <style:style style:name="P10" style:family="paragraph" style:parent-style-name="Standard">
      <style:text-properties style:font-name="Times" fo:font-size="12pt" fo:letter-spacing="normal" fo:font-weight="normal" officeooo:rsid="00860ce6" officeooo:paragraph-rsid="00860ce6" style:font-weight-asian="normal" style:font-weight-complex="normal"/>
    </style:style>
    <style:style style:name="P11" style:family="paragraph" style:parent-style-name="Standard">
      <style:text-properties style:font-name="Times" fo:font-size="12pt" fo:letter-spacing="normal" fo:font-weight="normal" officeooo:rsid="008c246d" officeooo:paragraph-rsid="008c246d" style:font-weight-asian="normal" style:font-weight-complex="normal"/>
    </style:style>
    <style:style style:name="P12" style:family="paragraph" style:parent-style-name="Standard">
      <style:text-properties style:font-name="Times" fo:font-size="12pt" fo:letter-spacing="normal" fo:font-weight="normal" officeooo:rsid="008c246d" officeooo:paragraph-rsid="00d256ce" style:font-weight-asian="normal" style:font-weight-complex="normal"/>
    </style:style>
    <style:style style:name="P13" style:family="paragraph" style:parent-style-name="Standard">
      <style:text-properties style:font-name="Times" fo:font-size="12pt" fo:letter-spacing="normal" fo:font-weight="normal" officeooo:rsid="00bb1ed2" officeooo:paragraph-rsid="00bb1ed2" style:font-weight-asian="normal" style:font-weight-complex="normal"/>
    </style:style>
    <style:style style:name="P14" style:family="paragraph" style:parent-style-name="Standard">
      <style:text-properties style:font-name="Times" fo:font-size="12pt" fo:letter-spacing="normal" fo:font-weight="normal" officeooo:rsid="00bbb090" officeooo:paragraph-rsid="00bbb090" style:font-weight-asian="normal" style:font-weight-complex="normal"/>
    </style:style>
    <style:style style:name="P15" style:family="paragraph" style:parent-style-name="Standard">
      <style:text-properties style:font-name="Times" fo:font-size="12pt" fo:letter-spacing="normal" fo:font-weight="normal" officeooo:rsid="00bca070" officeooo:paragraph-rsid="00bcda13" style:font-weight-asian="normal" style:font-weight-complex="normal"/>
    </style:style>
    <style:style style:name="P16" style:family="paragraph" style:parent-style-name="Standard">
      <style:text-properties style:font-name="Times" fo:font-size="12pt" fo:letter-spacing="normal" fo:font-weight="normal" officeooo:rsid="00bcda13" officeooo:paragraph-rsid="00bcda13" style:font-weight-asian="normal" style:font-weight-complex="normal"/>
    </style:style>
    <style:style style:name="P17" style:family="paragraph" style:parent-style-name="Standard">
      <style:text-properties style:font-name="Times" fo:font-size="12pt" fo:letter-spacing="normal" fo:font-weight="normal" officeooo:rsid="00bcda13" officeooo:paragraph-rsid="00bd37d8" style:font-weight-asian="normal" style:font-weight-complex="normal"/>
    </style:style>
    <style:style style:name="P18" style:family="paragraph" style:parent-style-name="Standard">
      <style:text-properties style:font-name="Times" fo:font-size="12pt" fo:letter-spacing="normal" fo:font-weight="normal" officeooo:rsid="00bcda13" officeooo:paragraph-rsid="00bfdff1" style:font-weight-asian="normal" style:font-weight-complex="normal"/>
    </style:style>
    <style:style style:name="P19" style:family="paragraph" style:parent-style-name="Standard">
      <style:text-properties style:font-name="Times" fo:font-size="12pt" fo:letter-spacing="normal" fo:font-weight="normal" officeooo:rsid="00bd37d8" officeooo:paragraph-rsid="00bd37d8" style:font-weight-asian="normal" style:font-weight-complex="normal"/>
    </style:style>
    <style:style style:name="P20" style:family="paragraph" style:parent-style-name="Standard">
      <style:text-properties style:font-name="Times" fo:font-size="12pt" fo:letter-spacing="normal" fo:font-weight="normal" officeooo:rsid="00bfdff1" officeooo:paragraph-rsid="00bfdff1" style:font-weight-asian="normal" style:font-weight-complex="normal"/>
    </style:style>
    <style:style style:name="P21" style:family="paragraph" style:parent-style-name="Standard">
      <style:text-properties style:font-name="Times" fo:font-size="12pt" fo:letter-spacing="normal" fo:font-weight="normal" officeooo:rsid="00bfdff1" officeooo:paragraph-rsid="00c30e01" style:font-weight-asian="normal" style:font-weight-complex="normal"/>
    </style:style>
    <style:style style:name="P22" style:family="paragraph" style:parent-style-name="Standard">
      <style:text-properties style:font-name="Times" fo:font-size="12pt" fo:letter-spacing="normal" fo:font-weight="normal" officeooo:rsid="00c30e01" officeooo:paragraph-rsid="00c30e01" style:font-weight-asian="normal" style:font-weight-complex="normal"/>
    </style:style>
    <style:style style:name="P23" style:family="paragraph" style:parent-style-name="Standard">
      <style:text-properties style:font-name="Times" fo:font-size="12pt" fo:letter-spacing="normal" fo:font-weight="normal" officeooo:rsid="00c47e7e" officeooo:paragraph-rsid="00c47e7e" style:font-weight-asian="normal" style:font-weight-complex="normal"/>
    </style:style>
    <style:style style:name="P24" style:family="paragraph" style:parent-style-name="Standard">
      <style:text-properties style:font-name="Times" fo:font-size="12pt" fo:letter-spacing="normal" fo:font-weight="normal" officeooo:rsid="00c74244" officeooo:paragraph-rsid="00c74244" style:font-weight-asian="normal" style:font-weight-complex="normal"/>
    </style:style>
    <style:style style:name="P25" style:family="paragraph" style:parent-style-name="Standard">
      <style:text-properties style:font-name="Times" fo:font-size="12pt" fo:letter-spacing="normal" fo:font-weight="normal" officeooo:rsid="00c74244" officeooo:paragraph-rsid="00c8ebf5" style:font-weight-asian="normal" style:font-weight-complex="normal"/>
    </style:style>
    <style:style style:name="P26" style:family="paragraph" style:parent-style-name="Standard">
      <style:text-properties style:font-name="Times" fo:font-size="12pt" fo:letter-spacing="normal" fo:font-weight="normal" officeooo:rsid="00c74244" officeooo:paragraph-rsid="00d0903b" style:font-weight-asian="normal" style:font-weight-complex="normal"/>
    </style:style>
    <style:style style:name="P27" style:family="paragraph" style:parent-style-name="Standard">
      <style:text-properties style:font-name="Times" fo:font-size="12pt" fo:letter-spacing="normal" fo:font-weight="normal" officeooo:rsid="00c8ebf5" officeooo:paragraph-rsid="00c8ebf5" style:font-weight-asian="normal" style:font-weight-complex="normal"/>
    </style:style>
    <style:style style:name="P28" style:family="paragraph" style:parent-style-name="Standard">
      <style:text-properties style:font-name="Times" fo:font-size="12pt" fo:letter-spacing="normal" fo:font-weight="normal" officeooo:rsid="00c9c40e" officeooo:paragraph-rsid="00c9c40e" style:font-weight-asian="normal" style:font-weight-complex="normal"/>
    </style:style>
    <style:style style:name="P29" style:family="paragraph" style:parent-style-name="Standard">
      <style:text-properties style:font-name="Times" fo:font-size="12pt" fo:letter-spacing="normal" fo:font-weight="normal" officeooo:rsid="00cc3997" officeooo:paragraph-rsid="00cc3997" style:font-weight-asian="normal" style:font-weight-complex="normal"/>
    </style:style>
    <style:style style:name="P30" style:family="paragraph" style:parent-style-name="Standard">
      <style:text-properties style:font-name="Times" fo:font-size="12pt" fo:letter-spacing="normal" fo:font-weight="normal" officeooo:rsid="00cdc2ee" officeooo:paragraph-rsid="00cdc2ee" style:font-weight-asian="normal" style:font-weight-complex="normal"/>
    </style:style>
    <style:style style:name="P31"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32" style:family="paragraph" style:parent-style-name="Standard">
      <style:text-properties style:font-name="Times" fo:font-size="12pt" fo:letter-spacing="normal" fo:font-weight="normal" officeooo:rsid="00d256ce" officeooo:paragraph-rsid="00d256ce" style:font-weight-asian="normal" style:font-weight-complex="normal"/>
    </style:style>
    <style:style style:name="P33" style:family="paragraph" style:parent-style-name="Standard">
      <style:text-properties style:font-name="Times" fo:font-size="12pt" fo:letter-spacing="normal" fo:font-weight="normal" officeooo:rsid="00d0903b" officeooo:paragraph-rsid="00d0903b" style:font-weight-asian="normal" style:font-weight-complex="normal"/>
    </style:style>
    <style:style style:name="P34" style:family="paragraph" style:parent-style-name="Standard">
      <style:text-properties style:font-name="Times" fo:font-size="12pt" fo:letter-spacing="normal" officeooo:rsid="0068ecb8" officeooo:paragraph-rsid="0068ecb8"/>
    </style:style>
    <style:style style:name="P35" style:family="paragraph" style:parent-style-name="Standard">
      <style:text-properties style:font-name="Times" fo:font-size="12pt" fo:letter-spacing="normal" officeooo:rsid="0075bfda" officeooo:paragraph-rsid="0075bfda"/>
    </style:style>
    <style:style style:name="P36" style:family="paragraph" style:parent-style-name="Standard">
      <style:text-properties style:font-name="Times" fo:font-size="12pt" fo:letter-spacing="normal" officeooo:rsid="0075bfda" officeooo:paragraph-rsid="00b66ad5"/>
    </style:style>
    <style:style style:name="P37" style:family="paragraph" style:parent-style-name="Standard">
      <style:text-properties style:font-name="Times" fo:font-size="12pt" fo:letter-spacing="normal" officeooo:rsid="007aafd8" officeooo:paragraph-rsid="007aafd8"/>
    </style:style>
    <style:style style:name="P38" style:family="paragraph" style:parent-style-name="Standard">
      <style:text-properties style:font-name="Times" fo:font-size="12pt" fo:letter-spacing="normal" officeooo:rsid="007aafd8" officeooo:paragraph-rsid="0093c027"/>
    </style:style>
    <style:style style:name="P39" style:family="paragraph" style:parent-style-name="Standard">
      <style:text-properties style:font-name="Times" fo:font-size="12pt" fo:letter-spacing="normal" officeooo:rsid="00249d6b" officeooo:paragraph-rsid="0037549a"/>
    </style:style>
    <style:style style:name="P40" style:family="paragraph" style:parent-style-name="Standard">
      <style:text-properties style:font-name="Times" fo:font-size="12pt" fo:letter-spacing="normal" officeooo:paragraph-rsid="007e0f24"/>
    </style:style>
    <style:style style:name="P41" style:family="paragraph" style:parent-style-name="Standard">
      <style:text-properties style:font-name="Times" fo:font-size="12pt" fo:letter-spacing="normal" officeooo:rsid="008cb8fa" officeooo:paragraph-rsid="0093c027"/>
    </style:style>
    <style:style style:name="P42" style:family="paragraph" style:parent-style-name="Standard">
      <style:text-properties style:font-name="Times" fo:font-size="12pt" fo:letter-spacing="normal" officeooo:rsid="008d8561" officeooo:paragraph-rsid="0093c027"/>
    </style:style>
    <style:style style:name="P43" style:family="paragraph" style:parent-style-name="Standard">
      <style:text-properties style:font-name="Times" fo:font-size="12pt" fo:letter-spacing="normal" officeooo:rsid="0093335b" officeooo:paragraph-rsid="0093c027"/>
    </style:style>
    <style:style style:name="P44" style:family="paragraph" style:parent-style-name="Standard">
      <style:text-properties style:font-name="Times" fo:font-size="12pt" fo:letter-spacing="normal" officeooo:rsid="0095024c" officeooo:paragraph-rsid="0095024c"/>
    </style:style>
    <style:style style:name="P45" style:family="paragraph" style:parent-style-name="Standard">
      <style:text-properties style:font-name="Times" fo:font-size="12pt" fo:letter-spacing="normal" officeooo:rsid="00984ee1" officeooo:paragraph-rsid="009a6809"/>
    </style:style>
    <style:style style:name="P46" style:family="paragraph" style:parent-style-name="Standard">
      <style:text-properties style:font-name="Times" fo:font-size="12pt" fo:letter-spacing="normal" officeooo:rsid="00991369" officeooo:paragraph-rsid="00991369"/>
    </style:style>
    <style:style style:name="P47" style:family="paragraph" style:parent-style-name="Standard">
      <style:text-properties style:font-name="Times" fo:font-size="12pt" fo:letter-spacing="normal" officeooo:rsid="009afdac" officeooo:paragraph-rsid="009afdac"/>
    </style:style>
    <style:style style:name="P48" style:family="paragraph" style:parent-style-name="Standard">
      <style:text-properties style:font-name="Times" fo:font-size="12pt" fo:letter-spacing="normal" officeooo:rsid="009bfe5d" officeooo:paragraph-rsid="009bfe5d"/>
    </style:style>
    <style:style style:name="P49" style:family="paragraph" style:parent-style-name="Standard">
      <style:text-properties style:font-name="Times" fo:font-size="12pt" fo:letter-spacing="normal" officeooo:rsid="009eb0a7" officeooo:paragraph-rsid="009eb0a7"/>
    </style:style>
    <style:style style:name="P50" style:family="paragraph" style:parent-style-name="Standard">
      <style:text-properties style:font-name="Times" fo:font-size="12pt" fo:letter-spacing="normal" officeooo:rsid="00a089f9" officeooo:paragraph-rsid="00a089f9"/>
    </style:style>
    <style:style style:name="P51" style:family="paragraph" style:parent-style-name="Standard">
      <style:text-properties style:font-name="Times" fo:font-size="12pt" fo:letter-spacing="normal" officeooo:rsid="00a2573d" officeooo:paragraph-rsid="00a2573d"/>
    </style:style>
    <style:style style:name="P52" style:family="paragraph" style:parent-style-name="Standard">
      <style:text-properties style:font-name="Times" fo:font-size="12pt" fo:letter-spacing="normal" officeooo:rsid="00a2573d" officeooo:paragraph-rsid="00a4c1af"/>
    </style:style>
    <style:style style:name="P53" style:family="paragraph" style:parent-style-name="Standard">
      <style:text-properties style:font-name="Times" fo:font-size="12pt" fo:letter-spacing="normal" officeooo:rsid="00a34a2f" officeooo:paragraph-rsid="00a34a2f"/>
    </style:style>
    <style:style style:name="P54" style:family="paragraph" style:parent-style-name="Standard">
      <style:text-properties style:font-name="Times" fo:font-size="12pt" fo:letter-spacing="normal" officeooo:rsid="00a34a2f" officeooo:paragraph-rsid="00d8bf66"/>
    </style:style>
    <style:style style:name="P55" style:family="paragraph" style:parent-style-name="Standard">
      <style:text-properties style:font-name="Times" fo:font-size="12pt" fo:letter-spacing="normal" officeooo:rsid="00a3ee6e" officeooo:paragraph-rsid="00a3ee6e"/>
    </style:style>
    <style:style style:name="P56" style:family="paragraph" style:parent-style-name="Standard">
      <style:text-properties style:font-name="Times" fo:font-size="12pt" fo:letter-spacing="normal" officeooo:rsid="00a4c1af" officeooo:paragraph-rsid="00a4c1af"/>
    </style:style>
    <style:style style:name="P57" style:family="paragraph" style:parent-style-name="Standard">
      <style:text-properties style:font-name="Times" fo:font-size="12pt" fo:letter-spacing="normal" officeooo:rsid="00a540ac" officeooo:paragraph-rsid="00a540ac"/>
    </style:style>
    <style:style style:name="P58" style:family="paragraph" style:parent-style-name="Standard">
      <style:text-properties style:font-name="Times" fo:font-size="12pt" fo:letter-spacing="normal" officeooo:rsid="00a7a705" officeooo:paragraph-rsid="00a7a705"/>
    </style:style>
    <style:style style:name="P59" style:family="paragraph" style:parent-style-name="Standard">
      <style:text-properties style:font-name="Times" fo:font-size="12pt" fo:letter-spacing="normal" officeooo:rsid="00a8fa6a" officeooo:paragraph-rsid="00a8fa6a"/>
    </style:style>
    <style:style style:name="P60" style:family="paragraph" style:parent-style-name="Standard">
      <style:text-properties style:font-name="Times" fo:font-size="12pt" fo:letter-spacing="normal" officeooo:rsid="00a8fa6a" officeooo:paragraph-rsid="00b049ce"/>
    </style:style>
    <style:style style:name="P61" style:family="paragraph" style:parent-style-name="Standard">
      <style:text-properties style:font-name="Times" fo:font-size="12pt" fo:letter-spacing="normal" officeooo:rsid="00a8fa6a" officeooo:paragraph-rsid="00b14a24"/>
    </style:style>
    <style:style style:name="P62" style:family="paragraph" style:parent-style-name="Standard">
      <style:text-properties style:font-name="Times" fo:font-size="12pt" fo:letter-spacing="normal" officeooo:rsid="00a8fa6a" officeooo:paragraph-rsid="00b14e9d"/>
    </style:style>
    <style:style style:name="P63" style:family="paragraph" style:parent-style-name="Standard">
      <style:text-properties style:font-name="Times" fo:font-size="12pt" fo:letter-spacing="normal" officeooo:rsid="00a8fa6a" officeooo:paragraph-rsid="00b28ee6"/>
    </style:style>
    <style:style style:name="P64" style:family="paragraph" style:parent-style-name="Standard">
      <style:text-properties style:font-name="Times" fo:font-size="12pt" fo:letter-spacing="normal" officeooo:rsid="00b14e9d" officeooo:paragraph-rsid="00b14e9d"/>
    </style:style>
    <style:style style:name="P65" style:family="paragraph" style:parent-style-name="Standard">
      <style:text-properties style:font-name="Times" fo:font-size="12pt" fo:letter-spacing="normal" officeooo:rsid="00b28ee6" officeooo:paragraph-rsid="00b28ee6"/>
    </style:style>
    <style:style style:name="P66" style:family="paragraph" style:parent-style-name="Standard">
      <style:text-properties style:font-name="Times" fo:font-size="12pt" fo:letter-spacing="normal" officeooo:rsid="00ab93be" officeooo:paragraph-rsid="00ab93be"/>
    </style:style>
    <style:style style:name="P67" style:family="paragraph" style:parent-style-name="Standard">
      <style:text-properties style:font-name="Times" fo:font-size="12pt" fo:letter-spacing="normal" officeooo:rsid="00aca129" officeooo:paragraph-rsid="00aca129"/>
    </style:style>
    <style:style style:name="P68" style:family="paragraph" style:parent-style-name="Standard">
      <style:text-properties style:font-name="Times" fo:font-size="12pt" fo:letter-spacing="normal" officeooo:rsid="00adb470" officeooo:paragraph-rsid="00adb470"/>
    </style:style>
    <style:style style:name="P69" style:family="paragraph" style:parent-style-name="Standard">
      <style:text-properties style:font-name="Times" fo:font-size="12pt" fo:letter-spacing="normal" officeooo:rsid="00b049ce" officeooo:paragraph-rsid="00b049ce"/>
    </style:style>
    <style:style style:name="P70" style:family="paragraph" style:parent-style-name="Standard">
      <style:text-properties style:font-name="Times" fo:font-size="12pt" fo:letter-spacing="normal" officeooo:rsid="00b049ce" officeooo:paragraph-rsid="00b28ee6"/>
    </style:style>
    <style:style style:name="P71" style:family="paragraph" style:parent-style-name="Standard">
      <style:text-properties style:font-name="Times" fo:font-size="12pt" fo:letter-spacing="normal" officeooo:rsid="0077184a" officeooo:paragraph-rsid="00901c50"/>
    </style:style>
    <style:style style:name="P72" style:family="paragraph" style:parent-style-name="Standard">
      <style:text-properties style:font-name="Times" fo:font-size="12pt" fo:letter-spacing="normal" officeooo:rsid="00b71ad1" officeooo:paragraph-rsid="00b71ad1"/>
    </style:style>
    <style:style style:name="P73" style:family="paragraph" style:parent-style-name="Standard">
      <style:text-properties style:font-name="Times" fo:font-size="12pt" fo:letter-spacing="normal" officeooo:paragraph-rsid="002135e5"/>
    </style:style>
    <style:style style:name="P74" style:family="paragraph" style:parent-style-name="Standard">
      <style:text-properties style:font-name="Times" fo:font-size="12pt" fo:letter-spacing="normal" officeooo:rsid="00d39e89" officeooo:paragraph-rsid="00d39e89"/>
    </style:style>
    <style:style style:name="P75" style:family="paragraph" style:parent-style-name="Standard">
      <style:text-properties style:font-name="Times" fo:font-size="12pt" fo:letter-spacing="normal" officeooo:rsid="0072a040" officeooo:paragraph-rsid="0072a040"/>
    </style:style>
    <style:style style:name="P76" style:family="paragraph" style:parent-style-name="Standard">
      <style:paragraph-properties fo:text-align="center" style:justify-single-word="false"/>
      <style:text-properties style:font-name="Times" fo:font-size="18pt" fo:letter-spacing="normal" fo:font-weight="bold"/>
    </style:style>
    <style:style style:name="P77" style:family="paragraph" style:parent-style-name="Standard">
      <style:text-properties officeooo:rsid="00ab93be" officeooo:paragraph-rsid="00ab93be"/>
    </style:style>
    <style:style style:name="P78" style:family="paragraph" style:parent-style-name="Standard">
      <style:text-properties officeooo:rsid="00aca129" officeooo:paragraph-rsid="00af9e6e"/>
    </style:style>
    <style:style style:name="P79" style:family="paragraph" style:parent-style-name="Standard">
      <style:text-properties officeooo:rsid="00af9e6e" officeooo:paragraph-rsid="00af9e6e"/>
    </style:style>
    <style:style style:name="P80" style:family="paragraph" style:parent-style-name="Standard">
      <style:text-properties officeooo:rsid="00b049ce" officeooo:paragraph-rsid="00b049ce"/>
    </style:style>
    <style:style style:name="P81" style:family="paragraph" style:parent-style-name="Standard">
      <style:text-properties officeooo:rsid="00b049ce" officeooo:paragraph-rsid="00b14a24"/>
    </style:style>
    <style:style style:name="P82" style:family="paragraph" style:parent-style-name="Standard">
      <style:text-properties officeooo:rsid="00b049ce" officeooo:paragraph-rsid="00b14e9d"/>
    </style:style>
    <style:style style:name="P83" style:family="paragraph" style:parent-style-name="Standard">
      <style:text-properties officeooo:rsid="00b049ce" officeooo:paragraph-rsid="00b28ee6"/>
    </style:style>
    <style:style style:name="P84" style:family="paragraph" style:parent-style-name="Standard">
      <style:text-properties officeooo:rsid="00b14e9d" officeooo:paragraph-rsid="00b14e9d"/>
    </style:style>
    <style:style style:name="P85" style:family="paragraph" style:parent-style-name="Table_20_Contents">
      <style:text-properties style:font-name="Times" fo:font-size="12pt" officeooo:rsid="008d8561" officeooo:paragraph-rsid="0093c027"/>
    </style:style>
    <style:style style:name="P86" style:family="paragraph" style:parent-style-name="Table_20_Contents">
      <style:text-properties style:font-name="Times" fo:font-size="12pt" officeooo:rsid="008eb174" officeooo:paragraph-rsid="0093c027"/>
    </style:style>
    <style:style style:name="P87" style:family="paragraph" style:parent-style-name="Table_20_Contents">
      <style:text-properties style:font-name="Times" fo:font-size="12pt" officeooo:rsid="008f1959" officeooo:paragraph-rsid="0093c027"/>
    </style:style>
    <style:style style:name="P88" style:family="paragraph" style:parent-style-name="Table_20_Contents">
      <style:text-properties style:font-name="Times" fo:font-size="12pt" officeooo:rsid="008f1959" officeooo:paragraph-rsid="00a60434"/>
    </style:style>
    <style:style style:name="P89" style:family="paragraph" style:parent-style-name="Table_20_Contents">
      <style:text-properties style:font-name="Times" fo:font-size="12pt" officeooo:rsid="0091003d" officeooo:paragraph-rsid="0093c027"/>
    </style:style>
    <style:style style:name="P90" style:family="paragraph" style:parent-style-name="Table_20_Contents">
      <style:text-properties style:font-name="Times" fo:font-size="12pt" officeooo:rsid="0091a546" officeooo:paragraph-rsid="0093c027"/>
    </style:style>
    <style:style style:name="P91" style:family="paragraph" style:parent-style-name="Table_20_Contents">
      <style:text-properties style:font-name="Times" fo:font-size="12pt" officeooo:rsid="0093335b" officeooo:paragraph-rsid="0093c027"/>
    </style:style>
    <style:style style:name="P92" style:family="paragraph" style:parent-style-name="Table_20_Contents">
      <style:text-properties style:font-name="Times" fo:font-size="12pt" officeooo:rsid="0093c027" officeooo:paragraph-rsid="0093c027"/>
    </style:style>
    <style:style style:name="P93" style:family="paragraph" style:parent-style-name="Table_20_Contents">
      <style:text-properties style:font-name="Times" fo:font-size="12pt" officeooo:paragraph-rsid="0093c027"/>
    </style:style>
    <style:style style:name="P94" style:family="paragraph" style:parent-style-name="Table_20_Contents">
      <style:text-properties style:font-name="Times" fo:font-size="12pt" officeooo:rsid="00a60434" officeooo:paragraph-rsid="00a60434"/>
    </style:style>
    <style:style style:name="P95" style:family="paragraph" style:parent-style-name="Table_20_Contents">
      <style:text-properties style:font-name="Times" fo:font-size="12pt" officeooo:rsid="00b28ee6" officeooo:paragraph-rsid="00b28ee6"/>
    </style:style>
    <style:style style:name="P96" style:family="paragraph" style:parent-style-name="Table_20_Contents">
      <style:text-properties style:font-name="Times" fo:font-size="12pt" officeooo:rsid="00d64fb4" officeooo:paragraph-rsid="00d64fb4"/>
    </style:style>
    <style:style style:name="P97" style:family="paragraph" style:parent-style-name="Table_20_Contents">
      <style:text-properties style:font-name="Times" fo:font-size="12pt" officeooo:rsid="00d92f7a" officeooo:paragraph-rsid="00d92f7a"/>
    </style:style>
    <style:style style:name="P98" style:family="paragraph" style:parent-style-name="Standard" style:list-style-name="L1">
      <style:text-properties style:font-name="Times" fo:font-size="12pt" fo:letter-spacing="normal" officeooo:rsid="009620a1" officeooo:paragraph-rsid="009620a1"/>
    </style:style>
    <style:style style:name="P99" style:family="paragraph" style:parent-style-name="Standard" style:list-style-name="L2">
      <style:text-properties style:font-name="Times" fo:font-size="12pt" fo:letter-spacing="normal" officeooo:rsid="009a6809" officeooo:paragraph-rsid="009a6809"/>
    </style:style>
    <style:style style:name="P100" style:family="paragraph" style:parent-style-name="Standard" style:list-style-name="L3">
      <style:text-properties style:font-name="Times" fo:font-size="12pt" fo:letter-spacing="normal" officeooo:rsid="009afdac" officeooo:paragraph-rsid="009afdac"/>
    </style:style>
    <style:style style:name="P101" style:family="paragraph" style:parent-style-name="Standard" style:list-style-name="L3">
      <style:text-properties style:font-name="Times" fo:font-size="12pt" fo:letter-spacing="normal" officeooo:rsid="009bfe5d" officeooo:paragraph-rsid="009bfe5d"/>
    </style:style>
    <style:style style:name="P102" style:family="paragraph" style:parent-style-name="Standard" style:list-style-name="L4">
      <style:text-properties style:font-name="Times" fo:font-size="12pt" fo:letter-spacing="normal" officeooo:rsid="009bfe5d" officeooo:paragraph-rsid="009bfe5d"/>
    </style:style>
    <style:style style:name="P103" style:family="paragraph" style:parent-style-name="Standard" style:list-style-name="L4">
      <style:text-properties style:font-name="Times" fo:font-size="12pt" fo:letter-spacing="normal" officeooo:rsid="009d15a1" officeooo:paragraph-rsid="009d15a1"/>
    </style:style>
    <style:style style:name="P104" style:family="paragraph" style:parent-style-name="Standard" style:list-style-name="L4">
      <style:text-properties style:font-name="Times" fo:font-size="12pt" fo:letter-spacing="normal" officeooo:rsid="009eb0a7" officeooo:paragraph-rsid="009fa9c2"/>
    </style:style>
    <style:style style:name="P105" style:family="paragraph" style:parent-style-name="Standard" style:list-style-name="L5">
      <style:text-properties style:font-name="Times" fo:font-size="12pt" fo:letter-spacing="normal" officeooo:rsid="00a540ac" officeooo:paragraph-rsid="00a540ac"/>
    </style:style>
    <style:style style:name="P106" style:family="paragraph" style:parent-style-name="Standard" style:list-style-name="L6">
      <style:text-properties style:font-name="Times" fo:font-size="12pt" fo:letter-spacing="normal" officeooo:rsid="00a7a705" officeooo:paragraph-rsid="00a7a705"/>
    </style:style>
    <style:style style:name="P107" style:family="paragraph" style:parent-style-name="Standard" style:list-style-name="L7">
      <style:text-properties style:font-name="Times" fo:font-size="12pt" fo:letter-spacing="normal" officeooo:rsid="00a8fa6a" officeooo:paragraph-rsid="00a8fa6a"/>
    </style:style>
    <style:style style:name="P108" style:family="paragraph" style:parent-style-name="Standard" style:list-style-name="L8">
      <style:text-properties style:font-name="Times" fo:font-size="12pt" fo:letter-spacing="normal" officeooo:rsid="0075bfda" officeooo:paragraph-rsid="0075bfda"/>
    </style:style>
    <style:style style:name="P109" style:family="paragraph" style:parent-style-name="Standard" style:list-style-name="L8">
      <style:text-properties style:font-name="Times" fo:font-size="12pt" fo:letter-spacing="normal" officeooo:rsid="0089896a" officeooo:paragraph-rsid="0089896a"/>
    </style:style>
    <style:style style:name="P110" style:family="paragraph" style:parent-style-name="Standard" style:list-style-name="L8">
      <style:text-properties style:font-name="Times" fo:font-size="12pt" fo:letter-spacing="normal" officeooo:rsid="00760369" officeooo:paragraph-rsid="0089896a"/>
    </style:style>
    <style:style style:name="P111" style:family="paragraph" style:parent-style-name="Standard" style:list-style-name="L8">
      <style:text-properties style:font-name="Times" fo:font-size="12pt" fo:letter-spacing="normal" officeooo:rsid="007bc179" officeooo:paragraph-rsid="007bc179"/>
    </style:style>
    <style:style style:name="P112" style:family="paragraph" style:parent-style-name="Standard" style:list-style-name="L8">
      <style:text-properties style:font-name="Times" fo:font-size="12pt" fo:letter-spacing="normal" officeooo:rsid="0077184a" officeooo:paragraph-rsid="0077184a"/>
    </style:style>
    <style:style style:name="P113" style:family="paragraph" style:parent-style-name="Standard" style:list-style-name="L8">
      <style:text-properties style:font-name="Times" fo:font-size="12pt" fo:letter-spacing="normal" officeooo:rsid="007a12dc" officeooo:paragraph-rsid="007d888f"/>
    </style:style>
    <style:style style:name="P114" style:family="paragraph" style:parent-style-name="Standard" style:list-style-name="L8">
      <style:text-properties style:font-name="Times" fo:font-size="12pt" fo:letter-spacing="normal" officeooo:rsid="007a37da" officeooo:paragraph-rsid="007a37da"/>
    </style:style>
    <style:style style:name="P115" style:family="paragraph" style:parent-style-name="Standard" style:list-style-name="L8">
      <style:text-properties style:font-name="Times" fo:font-size="12pt" fo:letter-spacing="normal" officeooo:rsid="007aafd8" officeooo:paragraph-rsid="007aafd8"/>
    </style:style>
    <style:style style:name="P116" style:family="paragraph" style:parent-style-name="Standard" style:list-style-name="L8">
      <style:text-properties style:font-name="Times" fo:font-size="12pt" fo:letter-spacing="normal" officeooo:rsid="007d888f" officeooo:paragraph-rsid="007d888f"/>
    </style:style>
    <style:style style:name="P117" style:family="paragraph" style:parent-style-name="Standard" style:list-style-name="L8">
      <style:text-properties style:font-name="Times" fo:font-size="12pt" fo:letter-spacing="normal" officeooo:rsid="007e0f24" officeooo:paragraph-rsid="007e0f24"/>
    </style:style>
    <style:style style:name="P118"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e0f24" officeooo:paragraph-rsid="007e0f24"/>
    </style:style>
    <style:style style:name="P119" style:family="paragraph" style:parent-style-name="Standard" style:list-style-name="L9">
      <style:text-properties style:font-name="Times" fo:font-size="12pt" fo:letter-spacing="normal" officeooo:rsid="007e0f24" officeooo:paragraph-rsid="007e0f24"/>
    </style:style>
    <style:style style:name="P120" style:family="paragraph" style:parent-style-name="Standard" style:list-style-name="L9">
      <style:text-properties style:font-name="Times" fo:font-size="12pt" fo:letter-spacing="normal" officeooo:rsid="0037549a" officeooo:paragraph-rsid="007e0f24"/>
    </style:style>
    <style:style style:name="P121"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37549a" officeooo:paragraph-rsid="007e0f24"/>
    </style:style>
    <style:style style:name="P122"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f377f" officeooo:paragraph-rsid="007f377f"/>
    </style:style>
    <style:style style:name="P123" style:family="paragraph" style:parent-style-name="Standard" style:list-style-name="L9">
      <style:text-properties style:font-name="Times" fo:font-size="12pt" fo:letter-spacing="normal" officeooo:rsid="00232db4" officeooo:paragraph-rsid="007e0f24"/>
    </style:style>
    <style:style style:name="P124"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232db4" officeooo:paragraph-rsid="007e0f24"/>
    </style:style>
    <style:style style:name="P125" style:family="paragraph" style:parent-style-name="Standard" style:list-style-name="L10">
      <style:text-properties style:font-name="Times" fo:font-size="12pt" fo:letter-spacing="normal" fo:font-weight="normal" officeooo:rsid="00b890d8" officeooo:paragraph-rsid="00b890d8" style:font-weight-asian="normal" style:font-weight-complex="normal"/>
    </style:style>
    <style:style style:name="P126" style:family="paragraph" style:parent-style-name="Standard" style:list-style-name="L11">
      <style:text-properties style:font-name="Times" fo:font-size="12pt" fo:letter-spacing="normal" fo:font-weight="normal" officeooo:rsid="008c246d" officeooo:paragraph-rsid="008c246d" style:font-weight-asian="normal" style:font-weight-complex="normal"/>
    </style:style>
    <style:style style:name="P127" style:family="paragraph" style:parent-style-name="Standard" style:list-style-name="L11">
      <style:text-properties style:font-name="Times" fo:font-size="12pt" fo:letter-spacing="normal" fo:font-weight="normal" officeooo:rsid="00d256ce" officeooo:paragraph-rsid="00d256ce" style:font-weight-asian="normal" style:font-weight-complex="normal"/>
    </style:style>
    <style:style style:name="P128" style:family="paragraph" style:parent-style-name="Standard" style:list-style-name="L2">
      <style:text-properties officeooo:paragraph-rsid="009a6809"/>
    </style:style>
    <style:style style:name="P129" style:family="paragraph" style:parent-style-name="Standard" style:list-style-name="L2">
      <style:text-properties officeooo:rsid="009a6809" officeooo:paragraph-rsid="009a6809"/>
    </style:style>
    <style:style style:name="P130" style:family="paragraph" style:parent-style-name="Standard" style:list-style-name="L2">
      <style:paragraph-properties fo:margin-left="0in" fo:margin-right="0in" fo:text-indent="0in" style:auto-text-indent="false" style:writing-mode="page"/>
      <style:text-properties style:font-name="Times" fo:font-size="12pt" fo:letter-spacing="normal" officeooo:rsid="00984ee1"/>
    </style:style>
    <style:style style:name="P131" style:family="paragraph" style:parent-style-name="Heading_20_1">
      <style:text-properties officeooo:rsid="00d256ce" officeooo:paragraph-rsid="00d256ce"/>
    </style:style>
    <style:style style:name="T1" style:family="text">
      <style:text-properties officeooo:rsid="0037549a"/>
    </style:style>
    <style:style style:name="T2" style:family="text">
      <style:text-properties officeooo:rsid="0068ecb8"/>
    </style:style>
    <style:style style:name="T3" style:family="text">
      <style:text-properties fo:font-weight="bold"/>
    </style:style>
    <style:style style:name="T4" style:family="text">
      <style:text-properties fo:font-weight="bold" officeooo:rsid="002135e5"/>
    </style:style>
    <style:style style:name="T5" style:family="text">
      <style:text-properties fo:font-weight="bold" officeooo:rsid="007d9744"/>
    </style:style>
    <style:style style:name="T6" style:family="text">
      <style:text-properties fo:font-weight="bold" officeooo:rsid="008d8561"/>
    </style:style>
    <style:style style:name="T7" style:family="text">
      <style:text-properties officeooo:rsid="0075bfda"/>
    </style:style>
    <style:style style:name="T8" style:family="text">
      <style:text-properties officeooo:rsid="0078b200"/>
    </style:style>
    <style:style style:name="T9" style:family="text">
      <style:text-properties officeooo:rsid="007d888f"/>
    </style:style>
    <style:style style:name="T10" style:family="text">
      <style:text-properties officeooo:rsid="007e0f24"/>
    </style:style>
    <style:style style:name="T11" style:family="text">
      <style:text-properties officeooo:rsid="003f3257"/>
    </style:style>
    <style:style style:name="T12" style:family="text">
      <style:text-properties officeooo:rsid="007f377f"/>
    </style:style>
    <style:style style:name="T13" style:family="text">
      <style:text-properties officeooo:rsid="007f558e"/>
    </style:style>
    <style:style style:name="T14" style:family="text">
      <style:text-properties officeooo:rsid="0083f5cf"/>
    </style:style>
    <style:style style:name="T15" style:family="text">
      <style:text-properties officeooo:rsid="00845719"/>
    </style:style>
    <style:style style:name="T16" style:family="text">
      <style:text-properties officeooo:rsid="00860ce6"/>
    </style:style>
    <style:style style:name="T17" style:family="text">
      <style:text-properties officeooo:rsid="00874f58"/>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28015" style:font-style-asian="italic" style:font-weight-asian="bold" style:font-style-complex="italic" style:font-weight-complex="bold"/>
    </style:style>
    <style:style style:name="T20" style:family="text">
      <style:text-properties officeooo:rsid="008a623c"/>
    </style:style>
    <style:style style:name="T21" style:family="text">
      <style:text-properties officeooo:rsid="008d712b"/>
    </style:style>
    <style:style style:name="T22" style:family="text">
      <style:text-properties officeooo:rsid="008d8561"/>
    </style:style>
    <style:style style:name="T23" style:family="text">
      <style:text-properties officeooo:rsid="008eb174"/>
    </style:style>
    <style:style style:name="T24" style:family="text">
      <style:text-properties officeooo:rsid="0093335b"/>
    </style:style>
    <style:style style:name="T25" style:family="text">
      <style:text-properties officeooo:rsid="0093c027"/>
    </style:style>
    <style:style style:name="T26" style:family="text">
      <style:text-properties officeooo:rsid="00946b55"/>
    </style:style>
    <style:style style:name="T27" style:family="text">
      <style:text-properties officeooo:rsid="009620a1"/>
    </style:style>
    <style:style style:name="T28" style:family="text">
      <style:text-properties officeooo:rsid="009a6809"/>
    </style:style>
    <style:style style:name="T29" style:family="text">
      <style:text-properties style:font-name="Times" fo:font-size="12pt" fo:letter-spacing="normal"/>
    </style:style>
    <style:style style:name="T30" style:family="text">
      <style:text-properties style:font-name="Times" fo:font-size="12pt" fo:letter-spacing="normal" officeooo:rsid="00984ee1"/>
    </style:style>
    <style:style style:name="T31" style:family="text">
      <style:text-properties style:font-name="Times" fo:font-size="12pt" fo:letter-spacing="normal" officeooo:rsid="009a6809"/>
    </style:style>
    <style:style style:name="T32" style:family="text">
      <style:text-properties style:font-name="Times" fo:font-size="12pt" fo:letter-spacing="normal" officeooo:rsid="00a8fa6a"/>
    </style:style>
    <style:style style:name="T33" style:family="text">
      <style:text-properties style:font-name="Times" fo:font-size="12pt" fo:letter-spacing="normal" officeooo:rsid="00adb470"/>
    </style:style>
    <style:style style:name="T34" style:family="text">
      <style:text-properties style:font-name="Times" fo:font-size="12pt" fo:letter-spacing="normal" officeooo:rsid="00af9e6e"/>
    </style:style>
    <style:style style:name="T35" style:family="text">
      <style:text-properties style:font-name="Times" fo:font-size="12pt" fo:letter-spacing="normal" officeooo:rsid="00b049ce"/>
    </style:style>
    <style:style style:name="T36" style:family="text">
      <style:text-properties style:font-name="Times" fo:font-size="12pt" fo:letter-spacing="normal" officeooo:rsid="00b14a24"/>
    </style:style>
    <style:style style:name="T37" style:family="text">
      <style:text-properties style:font-name="Times" fo:font-size="12pt" fo:letter-spacing="normal" officeooo:rsid="007aafd8"/>
    </style:style>
    <style:style style:name="T38" style:family="text">
      <style:text-properties style:font-name="Times" fo:font-size="12pt" fo:letter-spacing="normal" officeooo:rsid="0093335b"/>
    </style:style>
    <style:style style:name="T39" style:family="text">
      <style:text-properties style:font-name="Times" fo:font-size="12pt" fo:letter-spacing="normal" officeooo:rsid="00b14e9d"/>
    </style:style>
    <style:style style:name="T40" style:family="text">
      <style:text-properties style:font-name="Times" fo:font-size="12pt" fo:letter-spacing="normal" officeooo:rsid="00b28ee6"/>
    </style:style>
    <style:style style:name="T41" style:family="text">
      <style:text-properties officeooo:rsid="009bfe5d"/>
    </style:style>
    <style:style style:name="T42" style:family="text">
      <style:text-properties officeooo:rsid="009fa9c2"/>
    </style:style>
    <style:style style:name="T43" style:family="text">
      <style:text-properties officeooo:rsid="00a089f9"/>
    </style:style>
    <style:style style:name="T44" style:family="text">
      <style:text-properties officeooo:rsid="00a2573d"/>
    </style:style>
    <style:style style:name="T45" style:family="text">
      <style:text-properties officeooo:rsid="00a3ee6e"/>
    </style:style>
    <style:style style:name="T46" style:family="text">
      <style:text-properties officeooo:rsid="00a4c1af"/>
    </style:style>
    <style:style style:name="T47" style:family="text">
      <style:text-properties officeooo:rsid="00a7a705"/>
    </style:style>
    <style:style style:name="T48" style:family="text">
      <style:text-properties officeooo:rsid="00a8fa6a"/>
    </style:style>
    <style:style style:name="T49" style:family="text">
      <style:text-properties officeooo:rsid="00b28ee6"/>
    </style:style>
    <style:style style:name="T50" style:family="text">
      <style:text-properties officeooo:rsid="00b66ad5"/>
    </style:style>
    <style:style style:name="T51" style:family="text">
      <style:text-properties officeooo:rsid="00b71ad1"/>
    </style:style>
    <style:style style:name="T52" style:family="text">
      <style:text-properties officeooo:rsid="00b7be7b"/>
    </style:style>
    <style:style style:name="T53" style:family="text">
      <style:text-properties officeooo:rsid="00b9f325"/>
    </style:style>
    <style:style style:name="T54" style:family="text">
      <style:text-properties officeooo:rsid="00bd37d8"/>
    </style:style>
    <style:style style:name="T55" style:family="text">
      <style:text-properties officeooo:rsid="00bfdff1"/>
    </style:style>
    <style:style style:name="T56" style:family="text">
      <style:text-properties officeooo:rsid="00c166d5"/>
    </style:style>
    <style:style style:name="T57" style:family="text">
      <style:text-properties officeooo:rsid="00c30e01"/>
    </style:style>
    <style:style style:name="T58" style:family="text">
      <style:text-properties officeooo:rsid="00c47e7e"/>
    </style:style>
    <style:style style:name="T59" style:family="text">
      <style:text-properties officeooo:rsid="00c9c40e"/>
    </style:style>
    <style:style style:name="T60" style:family="text">
      <style:text-properties officeooo:rsid="00cb8fcf"/>
    </style:style>
    <style:style style:name="T61" style:family="text">
      <style:text-properties officeooo:rsid="00cdc2ee"/>
    </style:style>
    <style:style style:name="T62" style:family="text">
      <style:text-properties officeooo:rsid="00cef0cd"/>
    </style:style>
    <style:style style:name="T63" style:family="text">
      <style:text-properties officeooo:rsid="00d0903b"/>
    </style:style>
    <style:style style:name="T64" style:family="text">
      <style:text-properties officeooo:rsid="00d256ce"/>
    </style:style>
    <style:style style:name="T65" style:family="text">
      <style:text-properties officeooo:rsid="00d4e90f"/>
    </style:style>
    <style:style style:name="T66" style:family="text">
      <style:text-properties officeooo:rsid="00d8bf66"/>
    </style:style>
    <style:style style:name="T67" style:family="text">
      <style:text-properties officeooo:rsid="00db7af2"/>
    </style:style>
    <style:style style:name="T68" style:family="text">
      <style:text-properties officeooo:rsid="00df8d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35in" fo:min-width="0.5209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VIZOP: FAULT TREE <text:span text:style-name="T7">REPORT</text:span> SPEC: <text:span text:style-name="T7">FULL TREE</text:span></text:p>
      <text:p text:style-name="P1"/>
      <text:p text:style-name="P3">Level: <text:span text:style-name="T2">3</text:span></text:p>
      <text:p text:style-name="P1">Revision: 0.1</text:p>
      <text:p text:style-name="P1">Date: <text:span text:style-name="T65">11 Apr 2019</text:span></text:p>
      <text:p text:style-name="P1"/>
      <text:p text:style-name="P1">Peter Clarke</text:p>
      <text:p text:style-name="P1"/>
      <text:h text:style-name="Heading_20_1" text:outline-level="1">OVERVIEW</text:h>
      <text:p text:style-name="P34">This document describes one of the <text:span text:style-name="T7">Reports</text:span> provided in the Fault Tree PHA model: the <text:span text:style-name="T7">Full FT report</text:span>. It <text:span text:style-name="T7">depicts</text:span> the complete <text:span text:style-name="T7">fault tree structure and data content in an exported image</text:span>.</text:p>
      <text:p text:style-name="P34"/>
      <text:p text:style-name="P75">This <text:span text:style-name="T7">Report</text:span> should be standardised, where practicable, to match <text:span text:style-name="T7">Reports</text:span> from other PHA models (e.g. HAZOP). <text:span text:style-name="T7">For example, options to add page headers/footers should work the same for all PHA models.</text:span></text:p>
      <text:p text:style-name="P75"/>
      <text:p text:style-name="P74">The code for all the algorithms below should preferably live in module FT_full_report.</text:p>
      <text:p text:style-name="P1"/>
      <text:h text:style-name="Heading_20_1" text:outline-level="1">USER INTERFACE TO REQUEST A REPORT</text:h>
      <text:p text:style-name="P41">To obtain a report, the user invokes the “Full FT report” dialogue screen. This is invoked from the File menu - “Export FT” command. <text:span text:style-name="T22">This menu command is available only when the Edit panel is showing a FT Viewport. </text:span>When <text:span text:style-name="T22">the Export FT command </text:span>invoked, the dialogue screen is shown in the <text:span text:style-name="T21">Edit panel of the main control frame, completely replacing the previous display in the Edit panel. The previous Viewport needs to be remembered, so that it can be restored when the Full FT report dialogue exits.</text:span></text:p>
      <text:p text:style-name="P41"/>
      <text:p text:style-name="P42">FULL FT REPORT DIALOGUE SCREEN</text:p>
      <text:p text:style-name="P42"/>
      <text:p text:style-name="P74">The code for this screen should preferably live in module FT_full_report; if not possible, put it in module maingui.</text:p>
      <text:p text:style-name="P42"/>
      <table:table table:name="Table1" table:style-name="Table1">
        <table:table-column table:style-name="Table1.A" table:number-columns-repeated="5"/>
        <table:table-row>
          <table:table-cell table:style-name="Table1.A1" table:number-columns-spanned="2" office:value-type="string">
            <text:p text:style-name="P85">Export Full FT report [1]</text:p>
          </table:table-cell>
          <table:covered-table-cell/>
          <table:table-cell table:style-name="Table1.A1" office:value-type="string">
            <text:p text:style-name="P93"/>
          </table:table-cell>
          <table:table-cell table:style-name="Table1.A1" office:value-type="string">
            <text:p text:style-name="P93"/>
          </table:table-cell>
          <table:table-cell table:style-name="Table1.E1" office:value-type="string">
            <text:p text:style-name="P93"/>
          </table:table-cell>
        </table:table-row>
        <table:table-row>
          <table:table-cell table:style-name="Table1.A2" office:value-type="string">
            <text:p text:style-name="P85">[gap]</text:p>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5">Filename: [2]</text:p>
          </table:table-cell>
          <table:table-cell table:style-name="Table1.A2" office:value-type="string">
            <text:p text:style-name="P85">[Filename text box] [3]</text:p>
          </table:table-cell>
          <table:table-cell table:style-name="Table1.A2" office:value-type="string">
            <text:p text:style-name="P85">Select [4]</text:p>
          </table:table-cell>
          <table:table-cell table:style-name="Table1.A2" office:value-type="string">
            <text:p text:style-name="P92">Type: [5]</text:p>
          </table:table-cell>
          <table:table-cell table:style-name="Table1.E2" office:value-type="string">
            <text:p text:style-name="P96">[file type choice] [5]</text:p>
          </table:table-cell>
        </table:table-row>
        <table:table-row>
          <table:table-cell table:style-name="Table1.A2" office:value-type="string">
            <text:p text:style-name="P93"/>
          </table:table-cell>
          <table:table-cell table:style-name="Table1.A2" office:value-type="string">
            <text:p text:style-name="P85">Overwrite [<text:span text:style-name="T25">6</text:span>]</text:p>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5"/>
          </table:table-cell>
          <table:table-cell table:style-name="Table1.A2" table:number-columns-spanned="2" office:value-type="string">
            <text:p text:style-name="P85">[filename status message] <text:span text:style-name="T23">[7]</text:span></text:p>
          </table:table-cell>
          <table:covered-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92">[gap]</text:p>
          </table:table-cell>
          <table:table-cell table:style-name="Table1.A2" office:value-type="string">
            <text:p text:style-name="P86"/>
          </table:table-cell>
          <table:table-cell table:style-name="Table1.A2" office:value-type="string">
            <text:p text:style-name="P86"/>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5">Export what: [<text:span text:style-name="T25">8</text:span>]</text:p>
          </table:table-cell>
          <table:table-cell table:style-name="Table1.A2" office:value-type="string">
            <text:p text:style-name="P86">Header [<text:span text:style-name="T25">9</text:span>]</text:p>
          </table:table-cell>
          <table:table-cell table:style-name="Table1.A2" office:value-type="string">
            <text:p text:style-name="P86">FT [<text:span text:style-name="T25">10</text:span>]</text:p>
          </table:table-cell>
          <table:table-cell table:style-name="Table1.A2" office:value-type="string">
            <text:p text:style-name="P85">Selection [<text:span text:style-name="T25">11</text:span>]</text:p>
          </table:table-cell>
          <table:table-cell table:style-name="Table1.E2" office:value-type="string">
            <text:p text:style-name="P93"/>
          </table:table-cell>
        </table:table-row>
        <table:table-row>
          <table:table-cell table:style-name="Table1.A2" office:value-type="string">
            <text:p text:style-name="P93"/>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gap]</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Page layout <text:span text:style-name="T26">[13]</text:span></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Page size: <text:span text:style-name="T26">[14]</text:span></text:p>
          </table:table-cell>
          <table:table-cell table:style-name="Table1.A2" office:value-type="string">
            <text:p text:style-name="P97">[Page size choice] [14]</text:p>
          </table:table-cell>
          <table:table-cell table:style-name="Table1.A2" office:value-type="string">
            <text:p text:style-name="P86">Portrait <text:span text:style-name="T26">[15]</text:span></text:p>
          </table:table-cell>
          <table:table-cell table:style-name="Table1.A2" office:value-type="string">
            <text:p text:style-name="P86">Landscape <text:span text:style-name="T26">[16]</text:span></text:p>
          </table:table-cell>
          <table:table-cell table:style-name="Table1.E2" office:value-type="string">
            <text:p text:style-name="P93"/>
          </table:table-cell>
        </table:table-row>
        <table:table-row>
          <table:table-cell table:style-name="Table1.A2" office:value-type="string">
            <text:p text:style-name="P86">Margin: <text:span text:style-name="T26">[17]</text:span></text:p>
          </table:table-cell>
          <table:table-cell table:style-name="Table1.A2" office:value-type="string">
            <text:p text:style-name="P86">top <text:span text:style-name="T26">[18]</text:span></text:p>
          </table:table-cell>
          <table:table-cell table:style-name="Table1.A2" office:value-type="string">
            <text:p text:style-name="P87">Page numbering: <text:span text:style-name="T26">[19]</text:span></text:p>
          </table:table-cell>
          <table:table-cell table:style-name="Table1.A2" office:value-type="string">
            <text:p text:style-name="P87">top <text:span text:style-name="T26">[20]</text:span></text:p>
          </table:table-cell>
          <table:table-cell table:style-name="Table1.E2" office:value-type="string">
            <text:p text:style-name="P87">left <text:span text:style-name="T26">[24]</text:span></text:p>
          </table:table-cell>
        </table:table-row>
        <table:table-row>
          <table:table-cell table:style-name="Table1.A2" office:value-type="string">
            <text:p text:style-name="P87"/>
          </table:table-cell>
          <table:table-cell table:style-name="Table1.A2" office:value-type="string">
            <text:p text:style-name="P87">bottom <text:span text:style-name="T26">[21]</text:span></text:p>
          </table:table-cell>
          <table:table-cell table:style-name="Table1.A2" office:value-type="string">
            <text:p text:style-name="P87"/>
          </table:table-cell>
          <table:table-cell table:style-name="Table1.A2" office:value-type="string">
            <text:p text:style-name="P87">bottom <text:span text:style-name="T26">[22]</text:span></text:p>
          </table:table-cell>
          <table:table-cell table:style-name="Table1.E2" office:value-type="string">
            <text:p text:style-name="P94">centre [47]</text:p>
          </table:table-cell>
        </table:table-row>
        <table:table-row>
          <table:table-cell table:style-name="Table1.A2" office:value-type="string">
            <text:p text:style-name="P86"/>
          </table:table-cell>
          <table:table-cell table:style-name="Table1.A2" office:value-type="string">
            <text:p text:style-name="P87">left <text:span text:style-name="T26">[23]</text:span></text:p>
          </table:table-cell>
          <table:table-cell table:style-name="Table1.A2" office:value-type="string">
            <text:p text:style-name="P93"/>
          </table:table-cell>
          <table:table-cell table:style-name="Table1.A2" office:value-type="string">
            <text:p text:style-name="P94">none [46]</text:p>
          </table:table-cell>
          <table:table-cell table:style-name="Table1.E2" office:value-type="string">
            <text:p text:style-name="P88">right <text:span text:style-name="T26">[26]</text:span></text:p>
          </table:table-cell>
        </table:table-row>
        <text:soft-page-break/>
        <table:table-row>
          <table:table-cell table:style-name="Table1.A2" office:value-type="string">
            <text:p text:style-name="P86"/>
          </table:table-cell>
          <table:table-cell table:style-name="Table1.A2" office:value-type="string">
            <text:p text:style-name="P87">right <text:span text:style-name="T26">[25]</text:span></text:p>
          </table:table-cell>
          <table:table-cell table:style-name="Table1.A2" office:value-type="string">
            <text:p text:style-name="P93"/>
          </table:table-cell>
          <table:table-cell table:style-name="Table1.A2" office:value-type="string">
            <text:p text:style-name="P87"/>
          </table:table-cell>
          <table:table-cell table:style-name="Table1.E2" office:value-type="string">
            <text:p text:style-name="P87"/>
          </table:table-cell>
        </table:table-row>
        <table:table-row>
          <table:table-cell table:style-name="Table1.A2" office:value-type="string">
            <text:p text:style-name="P89">Fit on how many pages: <text:span text:style-name="T26">[27]</text:span></text:p>
          </table:table-cell>
          <table:table-cell table:style-name="Table1.A2" office:value-type="string">
            <text:p text:style-name="P89">width <text:span text:style-name="T26">[28]</text:span></text:p>
          </table:table-cell>
          <table:table-cell table:style-name="Table1.A2" office:value-type="string">
            <text:p text:style-name="P89">height <text:span text:style-name="T26">[29]</text:span></text:p>
          </table:table-cell>
          <table:table-cell table:style-name="Table1.E2" table:number-columns-spanned="2" office:value-type="string">
            <text:p text:style-name="P86">Start new page for each risk receptor <text:span text:style-name="T26">[30]</text:span></text:p>
          </table:table-cell>
          <table:covered-table-cell/>
        </table:table-row>
        <table:table-row>
          <table:table-cell table:style-name="Table1.A2" office:value-type="string">
            <text:p text:style-name="P89">Set zoom: <text:span text:style-name="T26">[31]</text:span></text:p>
          </table:table-cell>
          <table:table-cell table:style-name="Table1.A2" office:value-type="string">
            <text:p text:style-name="P85"><text:span text:style-name="T26">[Zoom</text:span>%<text:span text:style-name="T26">]</text:span> <text:span text:style-name="T26">[32]</text:span></text:p>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7">[gap]</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Style <text:span text:style-name="T26">[33]</text:span></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86">Colour <text:span text:style-name="T26">[34]</text:span></text:p>
          </table:table-cell>
          <table:table-cell table:style-name="Table1.A2" office:value-type="string">
            <text:p text:style-name="P89">Font <text:span text:style-name="T26">[35]</text:span></text:p>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90">[gap]</text:p>
          </table:table-cell>
          <table:table-cell table:style-name="Table1.A2" office:value-type="string">
            <text:p text:style-name="P89"/>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90">FT depiction <text:span text:style-name="T26">[36]</text:span></text:p>
          </table:table-cell>
          <table:table-cell table:style-name="Table1.A2" office:value-type="string">
            <text:p text:style-name="P89"/>
          </table:table-cell>
          <table:table-cell table:style-name="Table1.A2" office:value-type="string">
            <text:p text:style-name="P85"/>
          </table:table-cell>
          <table:table-cell table:style-name="Table1.A2" office:value-type="string">
            <text:p text:style-name="P93"/>
          </table:table-cell>
          <table:table-cell table:style-name="Table1.E2" office:value-type="string">
            <text:p text:style-name="P93"/>
          </table:table-cell>
        </table:table-row>
        <table:table-row>
          <table:table-cell table:style-name="Table1.A2" table:number-columns-spanned="2" office:value-type="string">
            <text:p text:style-name="P90">Add connectors <text:s/>across page breaks <text:span text:style-name="T26">[37]</text:span></text:p>
          </table:table-cell>
          <table:covered-table-cell/>
          <table:table-cell table:style-name="Table1.A2" office:value-type="string">
            <text:p text:style-name="P90">Show comments <text:span text:style-name="T26">[38]</text:span></text:p>
          </table:table-cell>
          <table:table-cell table:style-name="Table1.A2" office:value-type="string">
            <text:p text:style-name="P90">Show action items <text:span text:style-name="T26">[39]</text:span></text:p>
          </table:table-cell>
          <table:table-cell table:style-name="Table1.E2" office:value-type="string">
            <text:p text:style-name="P90">Show parking lot items <text:span text:style-name="T26">[40]</text:span></text:p>
          </table:table-cell>
        </table:table-row>
        <table:table-row>
          <table:table-cell table:style-name="Table1.A2" table:number-columns-spanned="2" office:value-type="string">
            <text:p text:style-name="P90">For values that cannot be calculated, show <text:span text:style-name="T26">[41]</text:span></text:p>
          </table:table-cell>
          <table:covered-table-cell/>
          <table:table-cell table:style-name="Table1.A2" table:number-columns-spanned="2" office:value-type="string">
            <text:p text:style-name="P38"><text:span text:style-name="T24">C</text:span>ombine FTs for risk receptors <text:span text:style-name="T24">where possible [42]</text:span></text:p>
          </table:table-cell>
          <table:covered-table-cell/>
          <table:table-cell table:style-name="Table1.E2" office:value-type="string">
            <text:p text:style-name="P90"/>
          </table:table-cell>
        </table:table-row>
        <table:table-row>
          <table:table-cell table:style-name="Table1.A2" table:number-columns-spanned="2" office:value-type="string">
            <text:p text:style-name="P91">Expand logic gates <text:span text:style-name="T26">[43]</text:span></text:p>
          </table:table-cell>
          <table:covered-table-cell/>
          <table:table-cell table:style-name="Table1.A2" table:number-columns-spanned="2" office:value-type="string">
            <text:p text:style-name="P43">Show collapse groups as <text:span text:style-name="T26">[44]</text:span></text:p>
          </table:table-cell>
          <table:covered-table-cell/>
          <table:table-cell table:style-name="Table1.E2" office:value-type="string">
            <text:p text:style-name="P92">Show date: <text:span text:style-name="T26">[45]</text:span></text:p>
          </table:table-cell>
        </table:table-row>
        <table:table-row>
          <table:table-cell table:style-name="Table1.A2" table:number-columns-spanned="2" office:value-type="string">
            <text:p text:style-name="P95">[gap]</text:p>
          </table:table-cell>
          <table:covered-table-cell/>
          <table:table-cell table:style-name="Table1.A2" table:number-columns-spanned="2" office:value-type="string">
            <text:p text:style-name="P43"/>
          </table:table-cell>
          <table:covered-table-cell/>
          <table:table-cell table:style-name="Table1.E2" office:value-type="string">
            <text:p text:style-name="P92"/>
          </table:table-cell>
        </table:table-row>
        <table:table-row>
          <table:table-cell table:style-name="Table1.A2" table:number-columns-spanned="2" office:value-type="string">
            <text:p text:style-name="P95">Cancel [48]</text:p>
          </table:table-cell>
          <table:covered-table-cell/>
          <table:table-cell table:style-name="Table1.A2" table:number-columns-spanned="2" office:value-type="string">
            <text:p text:style-name="P65">Go [49]</text:p>
          </table:table-cell>
          <table:covered-table-cell/>
          <table:table-cell table:style-name="Table1.E2" office:value-type="string">
            <text:p text:style-name="P92"/>
          </table:table-cell>
        </table:table-row>
      </table:table>
      <text:p text:style-name="P42"/>
      <text:p text:style-name="P44">Explanation of each item:</text:p>
      <text:p text:style-name="P44">[1] Static text, largest font size (e.g. 16 pt), bold</text:p>
      <text:p text:style-name="P44">[2] Static text, normal (e.g. 12 pt)</text:p>
      <text:p text:style-name="P44">[3] Expando text box showing currently defined filename for saving the exported FT image. If the user has supplied a filename in this dialogue for this project before, it is prepopulated with the file name entered by the user last time (even if the file was not actually created). (Therefore the filename must be stored as an attribute of the project when the dialogue exits, and this attribute must be written to the project file.)</text:p>
      <text:p text:style-name="P44">To populate the filename text box, the user can type directly in the text box, or click the “Select” button (item [4]) to open a standard file save dialogue.</text:p>
      <text:p text:style-name="P44">[4] “<text:span text:style-name="T27">Select” button. When pressed, this opens a standard file save dialogue (supplied by the OS) with the following parameters:</text:span></text:p>
      <text:list xml:id="list2267068035" text:style-name="L1">
        <text:list-item>
          <text:p text:style-name="P98">Default filename: the current contents of the filename text box [3]</text:p>
        </text:list-item>
        <text:list-item>
          <text:p text:style-name="P98">Default directory: if the filename text box contains a valid path to an existing folder, use this folder. Otherwise, if the project has ever been saved, use the folder in which the project was saved (if it exists). Otherwise, if the project was opened from a file, use the folder from which the project file was opened (if it exists). Otherwise, use the user's home folder.</text:p>
        </text:list-item>
      </text:list>
      <text:p text:style-name="P45">When the file select dialogue exits from the “Save” button, the <text:span text:style-name="T28">following actions are taken:</text:span></text:p>
      <text:list xml:id="list2726183552" text:style-name="L2">
        <text:list-item>
          <text:p text:style-name="P129"><text:span text:style-name="T30">I</text:span><text:span text:style-name="T29">f the path includes an extension which matches one of the valid file types defined in the Type choice box [5], the choice box is updated to show that type</text:span></text:p>
        </text:list-item>
        <text:list-item>
          <text:p text:style-name="P99">If the path does not include an extension, an extension is added automatically to match the currently selected type in the Type choice box</text:p>
        </text:list-item>
        <text:list-item>
          <text:p text:style-name="P128"><text:span text:style-name="T31">The </text:span><text:span text:style-name="T30">user-selected path </text:span><text:span text:style-name="T31">(with added extension, if appropriate) </text:span><text:span text:style-name="T30">is copied to the filename text box [3]</text:span></text:p>
        </text:list-item>
        <text:list-item>
          <text:p text:style-name="P128"><text:span text:style-name="T31">T</text:span><text:span text:style-name="T30">he status message [6] is updated</text:span></text:p>
          <text:p text:style-name="P130">If the file select dialogue exits from the “Cancel” button, no action is taken.</text:p>
          <text:p text:style-name="P130"/>
        </text:list-item>
      </text:list>
      <text:p text:style-name="P46">[5] Static text “Type:” followed by a choice box offering all valid file types for exporting the image. The choices are JPEG, PDF, PNG and TIFF [this list can be updated based on what types can be created by the wxPython library]. Choices shall be listed in alphabetical order. The choice is preselected with the value it contained when the FT report dialogue last exited (stored as an attribute of the project). If the FT report dialogue has never been invoked for this project, the initial default is PDF.</text:p>
      <text:p text:style-name="P47">When the user changes the value of this choice, if there is a path in the filename text box (pointing to a file, i.e. not ending in a path separator), the extension of the path is changed to <text:soft-page-break/>match the new value of the choice, and the status message [6] is updated.</text:p>
      <text:p text:style-name="P47"/>
      <text:p text:style-name="P50">[6] Check box with label “Overwrite any existing file”. The default value is the value it contained the last time the dialogue exited, stored on a per-user basis. If the user has never opened the dialogue before, the default is unchecked.</text:p>
      <text:p text:style-name="P50">When the check box value toggles, the status text [7] should be updated.</text:p>
      <text:p text:style-name="P50"/>
      <text:p text:style-name="P47">[<text:span text:style-name="T43">7</text:span>] Static text showing the current status of the filename defined in the filename text box [3]. The status text is updated:</text:p>
      <text:list xml:id="list1794478500" text:style-name="L3">
        <text:list-item>
          <text:p text:style-name="P100">Whenever the content of the filename text box [3] changes. If the user is actively typing in the text box (i.e. it has focus), the status text should not be updated until the filename text box loses focus (i.e. don't update it as the user types character by character).</text:p>
        </text:list-item>
        <text:list-item>
          <text:p text:style-name="P101">When the “overwrite” check box value changes</text:p>
        </text:list-item>
      </text:list>
      <text:p text:style-name="P48">The possible values of the static text are:</text:p>
      <text:list xml:id="list1467690796" text:style-name="L4">
        <text:list-item>
          <text:p text:style-name="P102"><text:span text:style-name="T49">(1) </text:span>Please enter a filename for the image (when the filename text box is empty, or contains only white space, <text:span text:style-name="T42">or contains a path to an existing directory with no file name on the end, or the path ends in a path separator such as '\' [use the path separator appropriate to the current platform]</text:span>)</text:p>
        </text:list-item>
        <text:list-item>
          <text:p text:style-name="P102"><text:span text:style-name="T49">(2) </text:span>Ready to export image to file (when the path <text:span text:style-name="T68">stub </text:span>in the filename text box points to an existing folder that the user has write access to; and the file <text:span text:style-name="T68">name is valid</text:span>; and the file doesn't exist)</text:p>
        </text:list-item>
        <text:list-item>
          <text:p text:style-name="P103"><text:span text:style-name="T49">(3) </text:span>File exists and will be overwritten (<text:span text:style-name="T41">when the path in the filename text box points to an existing folder that the user has write access to; and the file extension matches a valid image file type; and the file exist</text:span>s; and<text:span text:style-name="T41"> the “overwrite” check box is checked</text:span>)</text:p>
        </text:list-item>
        <text:list-item>
          <text:p text:style-name="P103"><text:span text:style-name="T49">(4) </text:span>File exists. Please click “Overwrite” (<text:span text:style-name="T41">when the path in the filename text box points to an existing folder that the user has write access to; and the file extension matches a valid image file type; and the file exist</text:span>s; and<text:span text:style-name="T41"> the “overwrite” check box is </text:span>un<text:span text:style-name="T41">checked</text:span>)</text:p>
        </text:list-item>
        <text:list-item>
          <text:p text:style-name="P104"><text:span text:style-name="T49">(5) </text:span>Please supply a valid file extension (when the<text:span text:style-name="T41"> path in the filename text box points to an existing folder that the user has write access to; and the file name has no extension, or the extension doesn't match a valid image type)</text:span>Vizop can't write to that location (when the path in the filename text box points to a non-existent folder, or the path exists but the user has no write access to it)</text:p>
        </text:list-item>
      </text:list>
      <text:p text:style-name="P49"/>
      <text:p text:style-name="P50">[<text:span text:style-name="T44">8</text:span>] “<text:span text:style-name="T44">Export what:” static text. Normal font size, bold</text:span></text:p>
      <text:p text:style-name="P50"/>
      <text:p text:style-name="P51">[9] “Header” check box. If checked, the header will be included in the exported image (see later in this spec file). The default value is the value it had when the dialogue last exited, stored on a per-project basis. If the dialogue has never been invoked for this project, the default is checked. When the check box is toggled, the sizing of the FT image needs to be recalculated, and the sizing-related fields [28], [29], [32] need to be updated.</text:p>
      <text:p text:style-name="P51"/>
      <text:p text:style-name="P53">[10] “FT” check box. Similar to [9], except that it determines whether the actual FT is shown in the image.</text:p>
      <text:p text:style-name="P53"/>
      <text:p text:style-name="P54">[11] “<text:span text:style-name="T45">Selection” </text:span>check box<text:span text:style-name="T45">. If checked, the FT image will contain only selected objects, rather than the whole FT. The default value is the value it had when the dialogue last exited, stored on a per-project basis. If the dialogue has never been invoked for this project, the default is unchecked. <text:s/>When toggled, take the same actions as [9].</text:span></text:p>
      <text:p text:style-name="P53"/>
      <text:p text:style-name="P55">[12] <text:span text:style-name="T66">(deleted)</text:span></text:p>
      <text:p text:style-name="P55"/>
      <text:p text:style-name="P56">[13] “Page layout” subheading. Static text, slightly larger<text:span text:style-name="T44"> font size </text:span>(e.g. 14 pt)<text:span text:style-name="T44">, bold</text:span></text:p>
      <text:p text:style-name="P56"/>
      <text:p text:style-name="P56">[14] “Page size:” static text (normal font size) followed by choice box containing a choice of common paper sizes such as A6, A5, A4, A3, letter, and legal. <text:span text:style-name="T44">The default value is the value it had when the dialogue last exited, stored on a per-project basis. If the dialogue has never been invoked for this project, </text:span>try to get a system-wide default from the OS; if not possible, use A4.</text:p>
      <text:p text:style-name="P52">When the <text:span text:style-name="T46">choice </text:span>box <text:span text:style-name="T46">value changes</text:span>, the sizing of the FT image needs to be recalculated, and the sizing-related fields [28], [29], [32] need to be updated.</text:p>
      <text:p text:style-name="P52"><text:soft-page-break/></text:p>
      <text:p text:style-name="P56">[15] Portrait and [16] Landscape radio buttons. These determine whether the paper size is treated as portrait or landscape format. Default handling, and actions when the value changes, are the same as [9]. The first-time default is Portrait.</text:p>
      <text:p text:style-name="P56"/>
      <text:p text:style-name="P57">[17] “Margin:” static text. Normal font size. This is placed in a box with the 4 value fields [18], [21], [23], [25].</text:p>
      <text:p text:style-name="P57"/>
      <text:p text:style-name="P57">[18], [21], [23], [25] Margin value fields. Each one is a static text “top”, “bottom”, “left” or “right” followed by a small text box containing the size of the margin around the image. The margin is shown as a number (integer or decimal value, maximum 2 decimal places) followed by a space and the human-readable name of the unit. Examples: “25 mm”, “0.75 in”. <text:span text:style-name="T44">The default value is the value it had when the dialogue last exited, stored on a per-project basis. If the dialogue has never been invoked for this project, t</text:span>he default for each one is 25 mm.</text:p>
      <text:p text:style-name="P57">When the value in any of the text boxes changes (after the text box loses focus):</text:p>
      <text:list xml:id="list1034837778" text:style-name="L5">
        <text:list-item>
          <text:p text:style-name="P105">The value is parsed to obtain a valid number and unit. (Note, a number parsing routine is already available in the “utilities” module.) If no valid number can be parsed, the value is reset to its previous value. If a valid number is parsed, it is rounded to 2 decimal places. If the parsed value is negative, the value 0 (zero) is taken. If no valid unit can be parsed, the unit is reset to its previous unit.</text:p>
        </text:list-item>
        <text:list-item>
          <text:p text:style-name="P105">The text box is populated with the “tidied up” value, as shown above (e.g. “0.75 in”).</text:p>
        </text:list-item>
        <text:list-item>
          <text:p text:style-name="P105">The FT sizing is recalculated and sizing-related fields updated, see [9].</text:p>
        </text:list-item>
      </text:list>
      <text:p text:style-name="P57"/>
      <text:p text:style-name="P57">[19] “Page numbering:” static text. Normal font size. This is placed in a box with the 4 position selector fields [20], [22], [24], [26].</text:p>
      <text:p text:style-name="P57"/>
      <text:p text:style-name="P57">[20], [22], [<text:span text:style-name="T47">46</text:span>] Position selector radio buttons labelled “top”, “bottom” and “none”. If “top” is selected, the page number of the FT image (as “Page X of Y”) is shown at the top of each page. If “bottom”, the page number is shown at the bottom. If “none”, no page number is shown. Default handling is the same as [9]; initial default is “bottom”. The page number takes up some space on the page; therefore, when the status of these radio buttons changes, the FT sizing is recalculated and sizing-related fields updated, see [9].</text:p>
      <text:p text:style-name="P57"/>
      <text:p text:style-name="P58">[21], [23], [47] Position selector radio buttons labelled “left”, “centre”, “right”. Determines whether the page number is shown at the left, centre or right of the page. Default handling is the same as [9]; initial default is “centre”. No need to recalculate when this value changes, because the page number takes up the same amount of space irrespective of its horizontal position.</text:p>
      <text:p text:style-name="P58"/>
      <text:p text:style-name="P58">[27] “Fit on how many pages:” static text, normal font size</text:p>
      <text:p text:style-name="P58"/>
      <text:p text:style-name="P58">[28], [29] “width” and “height”: static texts followed by small textboxes. The textboxes contain integers (&gt;0) showing the number of pages across and down occupied by the FT image, including (depending on other settings) margins, header and page number. </text:p>
      <text:p text:style-name="P58">When the dialogue is invoked, the FT image size is calculated based on the current value of the “zoom %” box [32], and the “width” and “height” textboxes are populated with the calculated number of pages required.</text:p>
      <text:p text:style-name="P58">When the user enters a new value in the “width” or “height” box, if the value is valid (i.e. starts with an integer &gt;0, ignoring any white space), the following actions happen when the text box loses focus:</text:p>
      <text:list xml:id="list655603202" text:style-name="L6">
        <text:list-item>
          <text:p text:style-name="P106">The zoom value required to make the image exactly fill the number of pages wide or high is calculated. If the calculated zoom is outside the valid range (10% ~ 999%), the zoom is forced within the valid range; otherwise, the zoom is set to the calculated value (rounded to the nearest integer).</text:p>
        </text:list-item>
        <text:list-item>
          <text:p text:style-name="P106">The zoom, width and height boxes are updated with the new calculated values</text:p>
        </text:list-item>
      </text:list>
      <text:p text:style-name="P58">If the value is invalid, the old value is written back to the text box and no recalculation is done.</text:p>
      <text:p text:style-name="P58"/>
      <text:p text:style-name="P59">[30] “<text:span text:style-name="T23">Start new page for each risk receptor</text:span>” checkbox. When unchecked, if the FTs (including headers) are small enough (at the current zoom value) to fit more than one risk receptor's FT on one page, the drawing routine will fit as many as possible on one page. When checked, each FT will start on a new page. Default handling is the same as [9]; initial default is unchecked.</text:p>
      <text:p text:style-name="P59"><text:soft-page-break/>When this setting changes, drawing size needs to be recalculated and fields [28], [29] and [32] updated.</text:p>
      <text:p text:style-name="P59"/>
      <text:p text:style-name="P59">[31] “Set zoom:” static text, normal font size</text:p>
      <text:p text:style-name="P59"/>
      <text:p text:style-name="P59">[32] Zoom value text box, followed by static text “%”. Shows the current zoom value for rendering the FT image, in %, as an integer. Valid range is limited to 10~999.</text:p>
      <text:p text:style-name="P59">If the user has entered a value in [28] or [29] more recently than in [32], we are in “page count” mode, and the zoom will be calculated and displayed automatically to fit the requested number of pages. Otherwise, we are in “zoom mode” and the user-selected zoom value is displayed. If we are in “zoom mode”, the initial zoom value when the dialogue is opened is the same value previously used for this project. Initial default is 100%.</text:p>
      <text:p text:style-name="P59">When the user changes this value, when the zoom text box loses focus:</text:p>
      <text:list xml:id="list3347513069" text:style-name="L7">
        <text:list-item>
          <text:p text:style-name="P107">The new zoom value is parsed from the value entered, forced to the range 10~999%. If the entered value cannot be parsed as a valid integer &gt;0, the previous value is retained and redisplayed.</text:p>
        </text:list-item>
        <text:list-item>
          <text:p text:style-name="P107">The zoom value box [32] is updated.</text:p>
        </text:list-item>
        <text:list-item>
          <text:p text:style-name="P107">The drawing size needs to be recalculated and fields [28], [29] updated.</text:p>
        </text:list-item>
      </text:list>
      <text:p text:style-name="P59"/>
      <text:p text:style-name="P77"><text:span text:style-name="T32">[</text:span><text:span text:style-name="T29">33] “Style” subheading, static text with larger font size and bold.</text:span></text:p>
      <text:p text:style-name="P66"/>
      <text:p text:style-name="P66">[34] “<text:span text:style-name="T67">Black &amp; white</text:span>” checkbox. If <text:span text:style-name="T67">un</text:span>checked, the header and FT can use colours. If unchecked, only <text:span text:style-name="T67">monochrome black and white</text:span> is used <text:span text:style-name="T67">(no greyscale)</text:span>. No immediate action when the setting changes. Default handling is the same as [9]. Initial default is checked.</text:p>
      <text:p text:style-name="P66"/>
      <text:p text:style-name="P66">[35] “Font”: static text (normal font size) followed by choice box offering a list of system fonts. This determines the font used to render the header, FT objects, connectors and page number. Default handling is the same as [9]. For initial default, try to determine the name of the font selected for the wxPython “Swiss” style.</text:p>
      <text:p text:style-name="P66"/>
      <text:p text:style-name="P67">[36] “FT depiction” subheading, static text with larger font size and bold.</text:p>
      <text:p text:style-name="P67"/>
      <text:p text:style-name="P78"><text:span text:style-name="T29">[37] “Add connectors across page breaks” checkbox. When checked, if the FT runs across more than one page, connectors will be added at the run-off and run-on for each broken logic line. The connectors look like a small </text:span><text:span text:style-name="T33">chevron</text:span><text:span text:style-name="T29"> shape </text:span><text:span text:style-name="T29"><draw:custom-shape text:anchor-type="as-char" svg:y="-0.111in" draw:z-index="0" draw:name="Shape1" draw:style-name="gr1" svg:width="0.5205in" svg:height="0.2031i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span><text:span text:style-name="T29">containing a sequential number starting at 1 for each FT report. </text:span><text:span text:style-name="T33">The shape points to the right for logic lines flowing left to right, and points downwards for logic lines flowing from top to bottom. </text:span><text:span text:style-name="T34">Default handling is the same as [9]. Initial default is checked. When this setting changes, t</text:span><text:span text:style-name="T32">he drawing size needs to be recalculated and fields [28], [29] </text:span><text:span text:style-name="T34">and [32]</text:span><text:span text:style-name="T32"> updated.</text:span></text:p>
      <text:p text:style-name="P68"/>
      <text:p text:style-name="P79"><text:span text:style-name="T33">[</text:span><text:span text:style-name="T29">38] “</text:span><text:span text:style-name="T35">Show comments”: static text followed by choice box, offering choices: “No comments”, “At end”. “No comments” means no comments will be shown. “At end” means comments will be shown in a list below the final FT on the last page.</text:span></text:p>
      <text:p text:style-name="P69">This option is offered as a choice because we might offer more options including “With object” (comments shown next to the corresponding object) later.</text:p>
      <text:p text:style-name="P80"><text:span text:style-name="T29">Default handling is the same as [9]. Initial default is “At end”. </text:span><text:span text:style-name="T34">When this setting changes, t</text:span><text:span text:style-name="T32">he drawing size needs to be recalculated and fields [28], [29] </text:span><text:span text:style-name="T34">and [32]</text:span><text:span text:style-name="T32"> updated.</text:span></text:p>
      <text:p text:style-name="P60"/>
      <text:p text:style-name="P80"><text:span text:style-name="T32">[</text:span><text:span text:style-name="T29">39] “Show action items”: checkbox with label. If checked, and if any FT elements shown in the report have action items, the action item number(s) will be shown with each element.</text:span></text:p>
      <text:p text:style-name="P80"><text:span text:style-name="T29">Default handling is the same as [9]. Initial default is checked. </text:span><text:span text:style-name="T34">When this setting changes, t</text:span><text:span text:style-name="T32">he drawing size needs to be recalculated and fields [28], [29] </text:span><text:span text:style-name="T34">and [32]</text:span><text:span text:style-name="T32"> updated.</text:span></text:p>
      <text:p text:style-name="P60"/>
      <text:p text:style-name="P80"><text:span text:style-name="T32">[</text:span><text:span text:style-name="T29">40] “Show parking lot items”: similar to [39] but for parking lot items instead of action items.</text:span></text:p>
      <text:p text:style-name="P69"/>
      <text:p text:style-name="P80"><text:span text:style-name="T29">[41] “</text:span><text:span text:style-name="T36">For values that cannot be calculated, show” static text (normal font size) followed by a medium-sized textbox. The value in the textbox (stripped of initial and final white space) will be shown in the report in place of any value that cannot be calculated.</text:span></text:p>
      <text:p text:style-name="P81"><text:span text:style-name="T29">Default handling is the same as [9]. Initial default is “</text:span><text:span text:style-name="T36">&lt;ND&gt;” (meaning: not determined)</text:span><text:span text:style-name="T29">. </text:span><text:span text:style-name="T34">When </text:span><text:soft-page-break/><text:span text:style-name="T34">this setting changes, t</text:span><text:span text:style-name="T32">he drawing size needs to be recalculated and fields [28], [29] </text:span><text:span text:style-name="T34">and [32]</text:span><text:span text:style-name="T32"> updated.</text:span></text:p>
      <text:p text:style-name="P61"/>
      <text:p text:style-name="P84"><text:span text:style-name="T32">[</text:span><text:span text:style-name="T29">42] “</text:span><text:span text:style-name="T38">C</text:span><text:span text:style-name="T37">ombine FTs for risk receptors </text:span><text:span text:style-name="T38">where possible</text:span><text:span text:style-name="T29">” checkbox with label. When checked, if the FTs for two or more risk receptors are identical, only one FT will be shown, with all applicable risk receptors listed in the header. When unchecked, a separate FT will be shown for each risk receptor.</text:span></text:p>
      <text:p text:style-name="P82"><text:span text:style-name="T29">Default handling is the same as [9]. Initial default is </text:span><text:span text:style-name="T39">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2"/>
      <text:p text:style-name="P84"><text:span text:style-name="T32">[</text:span><text:span text:style-name="T29">43] “Expand logic gates” checkbox with label. When checked, logic gates are shown as a block containing data. When unchecked, logic gates are shown as a symbol only.</text:span></text:p>
      <text:p text:style-name="P82"><text:span text:style-name="T29">Default handling is the same as [9]. Initial default is </text:span><text:span text:style-name="T39">un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2"/>
      <text:p text:style-name="P84"><text:span text:style-name="T32">[</text:span><text:span text:style-name="T29">44] “Show collapse groups as”: static text followed by choice: “collapsed” or “expanded”. “Collapsed” means that collapse groups will be depicted as a single element. “Expanded” means that all elements in collapse groups will be depicted in full, as if no collapse groups were defined.</text:span></text:p>
      <text:p text:style-name="P82"><text:span text:style-name="T29">Default handling is the same as [9]. Initial default is </text:span><text:span text:style-name="T39">“expand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2"/>
      <text:p text:style-name="P64"><text:span text:style-name="T48">[</text:span>45] “<text:span text:style-name="T49">Show date:” static text followed by choice: “project creation”, “FT creation”, “last edit” or “today”. This determines which date is shown in the header. No immediate action required when this value changes.</text:span></text:p>
      <text:p text:style-name="P83"><text:span text:style-name="T29">Default handling is the same as [9]. Initial default is </text:span><text:span text:style-name="T39">“</text:span><text:span text:style-name="T40">last edit”</text:span><text:span text:style-name="T29">.</text:span></text:p>
      <text:p text:style-name="P70"/>
      <text:p text:style-name="P65">[48] “Cancel” button. Ends the dialogue and returns the Edit panel to the previous Viewport. Stores the value of whichever field lost focus when the Cancel button was pressed (although this may already be handled by the field itself).</text:p>
      <text:p text:style-name="P65"/>
      <text:p text:style-name="P65">[49] “Go” button. <text:s/>Takes the same actions as the “Cancel” button. Then invokes the routine that renders the FT report and saves it to a file. The “Go” button is available only when the file can actually be written, i.e. the status field [7] is showing texts (2) or (3).</text:p>
      <text:p text:style-name="P63"/>
      <text:h text:style-name="Heading_20_1" text:outline-level="1">DETAILS OF <text:span text:style-name="T7">REPORT</text:span></text:h>
      <text:p text:style-name="P1"/>
      <text:p text:style-name="P35">The report can be exported as: JPEG, TIFF or PDF.</text:p>
      <text:p text:style-name="P35"/>
      <text:p text:style-name="P36">Global settings <text:span text:style-name="T50">as follows. Most of these are defined by user options in the FT report dialogue screen (see above). The settings offered should be </text:span>standardised with other <text:span text:style-name="T50">printable/exportable Viewports where possible.</text:span></text:p>
      <text:p text:style-name="P35"/>
      <text:p text:style-name="P72">Typical settings for all <text:span text:style-name="T50">printable/exportable </text:span>Viewports:</text:p>
      <text:list xml:id="list488731201" text:style-name="L8">
        <text:list-item>
          <text:p text:style-name="P108"><text:span text:style-name="T50">Greyscale</text:span> or colour</text:p>
        </text:list-item>
        <text:list-item>
          <text:p text:style-name="P109">Page size (width and height)</text:p>
        </text:list-item>
        <text:list-item>
          <text:p text:style-name="P110">Margins on all 4 sides (<text:span text:style-name="T51">defined in </text:span>in<text:span text:style-name="T51">ches</text:span>, cm, mm<text:span text:style-name="T51">)</text:span></text:p>
        </text:list-item>
        <text:list-item>
          <text:p text:style-name="P111">Text font – font used for content of the output (e.g. in the Fault Tree). (Font size will be determined by the zoom factor, see below. Use of bold and italics is controlled by the specific object.)</text:p>
        </text:list-item>
        <text:list-item>
          <text:p text:style-name="P112">Fit on how many pages (length and width, <text:span text:style-name="T8">integers, limited to &gt;0</text:span>)</text:p>
        </text:list-item>
        <text:list-item>
          <text:p text:style-name="P112">Zoom (percentage, <text:span text:style-name="T8">integer, limited to range 10~500)</text:span></text:p>
        </text:list-item>
      </text:list>
      <text:p text:style-name="P71"/>
      <text:p text:style-name="P72">Specific settings for FT report Viewport:</text:p>
      <text:list xml:id="list213911924173625" text:continue-numbering="true" text:style-name="L8">
        <text:list-item>
          <text:p text:style-name="P112">Add connectors between pages</text:p>
        </text:list-item>
        <text:list-item>
          <text:p text:style-name="P113">Show comments (checkbox)</text:p>
        </text:list-item>
        <text:list-item>
          <text:p text:style-name="P113">Show action items (checkbox)</text:p>
        </text:list-item>
        <text:list-item>
          <text:p text:style-name="P113">Show parking lot items (checkbox)</text:p>
        </text:list-item>
        <text:list-item>
          <text:p text:style-name="P114"><text:soft-page-break/><text:span text:style-name="T14">FT </text:span>Orientation: (choice) eventually we will offer left to right, top to bottom, and bottom to top. For first version, only offer left to right</text:p>
        </text:list-item>
        <text:list-item>
          <text:p text:style-name="P115"><text:span text:style-name="T24">Text to show in place of</text:span> values that can't be calculated</text:p>
        </text:list-item>
        <text:list-item>
          <text:p text:style-name="P115">Risk receptors: checkbox for “combine FTs for risk receptors if all values are identical”. If this is checked, the report will output only the minimum number of versions of the FT needed to cover all risk receptors. If unchecked, the report will output one version of the FT for each risk receptor. <text:span text:style-name="T9">Default: checked</text:span></text:p>
        </text:list-item>
        <text:list-item>
          <text:p text:style-name="P115">Logic gates: choice for “show expanded”: “Always”, “When there are comments, action items and/or parking lot items”, “Never”.</text:p>
        </text:list-item>
        <text:list-item>
          <text:p text:style-name="P116">Show collapse groups: choice for “collapsed” or “expanded”</text:p>
        </text:list-item>
        <text:list-item>
          <text:p text:style-name="P117">Date: in header, whether to show the date the FT was started, or the date of the last edit</text:p>
        </text:list-item>
      </text:list>
      <text:p text:style-name="P37"/>
      <text:p text:style-name="P73"/>
      <text:p text:style-name="P1"><text:span text:style-name="T6">FT </text:span><text:span text:style-name="T5">Depiction</text:span><text:span text:style-name="T3"> </text:span><text:span text:style-name="T4">overview</text:span></text:p>
      <text:p text:style-name="P4">The <text:span text:style-name="T10">depiction</text:span> area is divided into 2 stacked areas: header and <text:span text:style-name="T10">fault tree image</text:span>.</text:p>
      <text:p text:style-name="P4"/>
      <text:p text:style-name="P2"><text:span text:style-name="T1">H</text:span>eader area</text:p>
      <text:p text:style-name="P5">The header area contains overview information <text:span text:style-name="T10">for the FT</text:span>, including:</text:p>
      <text:list xml:id="list3740664654" text:style-name="L9">
        <text:list-item>
          <text:p text:style-name="P120">SIF name</text:p>
        </text:list-item>
        <text:list-item>
          <text:p text:style-name="P121">Revision number</text:p>
        </text:list-item>
        <text:list-item>
          <text:p text:style-name="P118">Date (see options, above)</text:p>
        </text:list-item>
        <text:list-item>
          <text:p text:style-name="P122">Edit number (see “Overview and philosophy” spec <text:span text:style-name="T13">under “Data integrity”</text:span>)</text:p>
        </text:list-item>
        <text:list-item>
          <text:p text:style-name="P122">Name of analyst (if provided). This is an attribute of the FT PHAModel.</text:p>
        </text:list-item>
        <text:list-item>
          <text:p text:style-name="P123">Which Risk Receptor<text:span text:style-name="T10">(s)</text:span> (RR<text:span text:style-name="T12">s</text:span>) <text:span text:style-name="T10">are</text:span> depicted</text:p>
        </text:list-item>
        <text:list-item>
          <text:p text:style-name="P124">Operating mode <text:span text:style-name="T52">of the SIF </text:span>(low demand, high demand, continuous)</text:p>
        </text:list-item>
        <text:list-item>
          <text:p text:style-name="P120">Severity value for the FT for the currently displayed RR's, <text:span text:style-name="T11">and corresponding tolerable frequency</text:span></text:p>
        </text:list-item>
        <text:list-item>
          <text:p text:style-name="P120">Calculated resulting value of the FT. <text:span text:style-name="T52">See separate spec for how this value is calculated.</text:span></text:p>
        </text:list-item>
        <text:list-item>
          <text:p text:style-name="P121">RRF/PFD/PFH target for SIF</text:p>
        </text:list-item>
        <text:list-item>
          <text:p text:style-name="P119">Whether the target is met (Yes/No). <text:span text:style-name="T52">See separate spec for how this is determined.</text:span></text:p>
        </text:list-item>
      </text:list>
      <text:p text:style-name="P40"/>
      <text:p text:style-name="P39"><text:span text:style-name="T19">Fault tree image</text:span><text:span text:style-name="T18"> area</text:span></text:p>
      <text:p text:style-name="P8">All objects <text:span text:style-name="T52">(or all selected objects, if the corresponding option is selected) </text:span>in the FT are depicted. The orientation is as selected in the FT orientation option. The overall layout is in columns with inter-column spaces containing connecting lines, similar to the full FT Viewport. <text:span text:style-name="T15">The overall layout of the FT is optimised to minimise the total length of connecting lines in each inter-column strip (see separate spec for layout algorithm).</text:span></text:p>
      <text:p text:style-name="P8"/>
      <text:p text:style-name="P8">Each object (except logic gates) is shown as a box containing the required data. IPLs, enabling conditions and conditional modifiers sharing a logic gate's inputs with ≥1 initiating event or intermediate event are indented slightly for clarity. Also, a small vertical gap is left below each group of objects inputting to one logic gate.</text:p>
      <text:p text:style-name="P8"/>
      <text:p text:style-name="P10">Each object will show its output value, plus unit. If the value cannot be calculated, the “cannot be calculated” indicator will be shown. By default, this is &lt;ND&gt; (meaning: not determined). This indicator is a global project setting.</text:p>
      <text:p text:style-name="P8"/>
      <text:p text:style-name="P8">Collapse groups, if shown collapsed, are shown in the leftmost column containing any of their members. They are shown as a box containing the following information:</text:p>
      <text:list xml:id="list3968715311" text:style-name="L10">
        <text:list-item>
          <text:p text:style-name="P125">Collapse group name</text:p>
        </text:list-item>
        <text:list-item>
          <text:p text:style-name="P125">Output value and unit</text:p>
        </text:list-item>
      </text:list>
      <text:p text:style-name="P8">If collapse groups are not collapsed, they are not depicted at all. Their members are depicted as normal, as if there were no collapse group.</text:p>
      <text:p text:style-name="P8"/>
      <text:p text:style-name="P8">Boxes for objects and collapse groups, if filled, should be filled in a light colour. This is to make them more printer-friendly.<text:line-break/></text:p>
      <text:p text:style-name="P8">Logic gates are depicted as either a box containing required information, or as a logic gate symbol in the selected style, as for the fault tree Viewport. <text:span text:style-name="T17">If a logic gate's output is unconnected, </text:span><text:soft-page-break/><text:span text:style-name="T17">the logic gate will show its output value, in the same style as for objects (above).</text:span></text:p>
      <text:p text:style-name="P8"/>
      <text:p text:style-name="P8">Connecting lines should be fairly wide, in a dark colour, and be either horizontal or vertical, <text:span text:style-name="T15">with sharp elbows as required. Minimise the number of elbows required.</text:span></text:p>
      <text:p text:style-name="P8"/>
      <text:p text:style-name="P9">Unconnected inputs and outputs should be shown in the same style as connecting lines, but as a short stub.</text:p>
      <text:p text:style-name="P9"/>
      <text:p text:style-name="P9">The zoom of the <text:span text:style-name="T16">objects, gaps between the objects, and size and thickness of connecting lines is as determined in the options.</text:span></text:p>
      <text:p text:style-name="P9"/>
      <text:p text:style-name="P10">The overall FT can be split across multiple pages as specified in the options. If the FT is to be split, each object will be completely contained on one page; <text:span text:style-name="T20">if it is too large for one page (see notes on Zoom above), it will be curtailed with a text “Some information not shown”</text:span>. Preferably, all objects with inputs to the same logic gate will be kept on one page, but this may not be possible if there are many such objects or if they have a lot of text. The image on each page will be top left aligned on the page.</text:p>
      <text:p text:style-name="P10"/>
      <text:p text:style-name="P10">If the option to add connectors between pages <text:span text:style-name="T53">is selected</text:span>, connectors are shown where connecting lines break between pages. They will be shown as a simple box with arrowhead, and a serial number starting from 1 – the same number at each end of a broken connecting line. If no connectors are to be shown, the line will simply break across pages. <text:span text:style-name="T53">Where possible, broken horizontal connecting lines should exit the left page, and enter the right page, at the same Y coordinate; similarly for vertical lines with X coordinate. </text:span>Broken connect<text:span text:style-name="T53">ing lines</text:span> should not go all the way to the edge of the page (as it is unprintable) but should leave a page margin, as specified in the options.</text:p>
      <text:p text:style-name="P6"/>
      <text:h text:style-name="Heading_20_1" text:outline-level="1">CALCULATING THE SIZE <text:span text:style-name="T64">AND LAYOUT </text:span>OF THE FT IMAGE</text:h>
      <text:p text:style-name="P28">The following algorithm calculates the total number of pages occupied by the image at the requested zoom factor.</text:p>
      <text:p text:style-name="P13"/>
      <text:p text:style-name="P13">1. Determine which objects will be displayed, taking into account:</text:p>
      <text:p text:style-name="P13">(a) Whether the “selected objects only” option was selected</text:p>
      <text:p text:style-name="P13">(b) Whether collapse groups are to be shown collapsed</text:p>
      <text:p text:style-name="P13"/>
      <text:p text:style-name="P28">Make a list “Columns” of lists containing objects to be shown in each column.</text:p>
      <text:p text:style-name="P13"/>
      <text:p text:style-name="P28">2. If any of the objects to be displayed are in collapse groups, and collapse groups are to be shown collapsed:</text:p>
      <text:p text:style-name="P28">(a) Make a list of all collapse groups to be shown.</text:p>
      <text:p text:style-name="P28">For each collapse group in the list:</text:p>
      <text:p text:style-name="P28">(b) <text:span text:style-name="T60">Find out the span: the indices of the leftmost and rightmost column of the elements it contains. For example, if it contains inputs in column 0 and logic gates in column 1, the collapse group spans from column 0 to column 1.</text:span></text:p>
      <text:p text:style-name="P29">(c) In the list of elements in the collapse group's leftmost column, remove all its elements and replace them with a single collapse group element.</text:p>
      <text:p text:style-name="P29">(d) In all other columns spanned by the collapse group (if any), remove all its elements and replace with a “Collapse Group Spanner” element.</text:p>
      <text:p text:style-name="P29"/>
      <text:p text:style-name="P30">Note: A “Collapse Group Spanner” element represents a horizontal line drawn through the column, to link the collapse group to its downstream connected elements. It occupies only SizeY space in the Y dimension, where SizeY is the width of the line drawn (<text:span text:style-name="T62">a constant, say 5 pixels at 100% zoom). The Y position of the Collapse Group Spanner will be set (in later steps) so that the line is aligned with the output of the collapse group itself, i.e. it will show up as a continuous horizontal line from left to right.</text:span></text:p>
      <text:p text:style-name="P28"/>
      <text:p text:style-name="P13"><text:soft-page-break/><text:span text:style-name="T61">3</text:span>. Calculate the size of each <text:span text:style-name="T59">element</text:span> in the FT that will be displayed in the image. A suitable procedure exists in the FT display Viewport.</text:p>
      <text:p text:style-name="P14"/>
      <text:p text:style-name="P14"><text:span text:style-name="T62">4</text:span>. Calculate the size of the header.</text:p>
      <text:p text:style-name="P14"/>
      <text:p text:style-name="P14"><text:span text:style-name="T62">5</text:span>. Calculate the largest allowable size of any single object on the page, for first page (with header, if header is to be displayed) and any subsequent page (without header). (i.e. do 2 calculations: (1) first page and (2) subsequent page.) Take into account:</text:p>
      <text:p text:style-name="P14">(a) Page size</text:p>
      <text:p text:style-name="P14">(b) Zoom</text:p>
      <text:p text:style-name="P14">(c) Margins</text:p>
      <text:p text:style-name="P14">(d) Whether header is to be displayed (on first page only)</text:p>
      <text:p text:style-name="P14"/>
      <text:p text:style-name="P14"><text:span text:style-name="T62">6</text:span>. If the first object in the first column of the FT is larger than the largest allowable size for the first page, mark the object as “to be truncated on first page”. (This is because the first object must appear on the first page, but any subsequent object can be bumped over to subsequent pages.)</text:p>
      <text:p text:style-name="P14"/>
      <text:p text:style-name="P14"><text:span text:style-name="T62">7</text:span>. Similarly to (5), if any other object in any column is larger than the largest allowable size on subsequent pages, mark it as “to be truncated on subsequent page”.</text:p>
      <text:p text:style-name="P14"/>
      <text:p text:style-name="P20"><text:span text:style-name="T62">8</text:span>. Create <text:span text:style-name="T57">temporary </text:span>list: “PageRows”. Each element in the list is a list of PageItem instances (see below) – each representing one page of the overall image. </text:p>
      <text:p text:style-name="P17"/>
      <text:p text:style-name="P17"><text:span text:style-name="T62">9</text:span>. <text:span text:style-name="T57">Initialise the</text:span> “Pag<text:span text:style-name="T56">e</text:span>” attribute for each object to None. Page will be an instance of a PageItem class, <text:span text:style-name="T56">representing one page of the image</text:span>. <text:span text:style-name="T54">PageItems have the following attributes:</text:span></text:p>
      <text:p text:style-name="P19">(a) boolean attribute “FirstPage” indicating whether it is the first page of the image (because this page may have the header, so there's less space available for the FT objects)</text:p>
      <text:p text:style-name="P19">(b) int attributes XSpaceInPx, YSpaceInPx (amount of space left on the page, in pixels, after allowing for header (if any) and margins</text:p>
      <text:p text:style-name="P19"/>
      <text:p text:style-name="P21"><text:span text:style-name="T62">10</text:span>. <text:span text:style-name="T57">Create a first page (PageItem instance) and store it in the first element of PageRows.</text:span></text:p>
      <text:p text:style-name="P16"/>
      <text:p text:style-name="P16"><text:span text:style-name="T57">11</text:span>. If there are any objects at the top of the first column whose outputs are not connected to logic gates:</text:p>
      <text:p text:style-name="P18">(<text:span text:style-name="T57">a</text:span>) Assign each of these objects in turn to <text:span text:style-name="T57">the first page</text:span> until the next one of these objects cannot fit onto the first page. <text:span text:style-name="T55">Reduce XSpaceInPx if this item is wider than the widest object added so far. Reduce YSpaceInPx for each object added, allowing for the gap above items except for the first one on each page.</text:span></text:p>
      <text:p text:style-name="P16">(<text:span text:style-name="T57">b</text:span>) If there are any such objects remaining (until we reach the first object whose output is connected to a logic gate), create a new <text:span text:style-name="T57">page</text:span> and assign the objects to it. Repeat until all such objects are assigned to a page.</text:p>
      <text:p text:style-name="P15"/>
      <text:p text:style-name="P15"><text:span text:style-name="T58">12</text:span>. For each logic gate <text:span text:style-name="T54">in the second column</text:span>, <text:span text:style-name="T58">position the gate and its inputs on pages. T</text:span>ry to group <text:span text:style-name="T62">the gate</text:span> together on one page with all of its inputs. <text:span text:style-name="T62">Proceed as follows:</text:span></text:p>
      <text:p text:style-name="P23">(a) Calculate the total Y-size of all <text:span text:style-name="T62">the gate's </text:span>inputs, including gaps between them. Also calculate the total Y-size of the gate, in case it's bigger than all its inputs put together. </text:p>
      <text:p text:style-name="P23">(b) If all the inputs (or gate, if bigger) can fit vertically on the last page, put all <text:span text:style-name="T62">the inputs </text:span>on this page. Otherwise, calculate if all the inputs (or gate, if bigger) could fit vertically on a single new page; if they can, put all the inputs on a new page. Otherwise, calculate if the first input can fit on the last page; if it can, put as many inputs as possible on the last page, then put all remaining inputs on subsequent pages, creating as many pages as needed. Otherwise, start a new page and put the inputs on subsequent pages, creating as many pages as needed.</text:p>
      <text:p text:style-name="P23"/>
      <text:p text:style-name="P19">(<text:span text:style-name="T58">c</text:span>) Check whether there's enough width left on the page<text:span text:style-name="T58">(s) to hold the gate itself</text:span>. <text:span text:style-name="T58">The left edge of the gate needs to be positioned at the right edge of the widest input, plus an inter-column strip width for connecting lines. Based on this, decide whether the gate will go on the same page(s) as the inputs, or on the next page to the right (at the left margin of the page, plus a gap for the connecting lines).</text:span></text:p>
      <text:p text:style-name="P20"/>
      <text:p text:style-name="P22">(<text:span text:style-name="T58">d</text:span>) <text:span text:style-name="T58">Calculate the Y position of the gate. </text:span>If all of the gate's inputs are on a single page, place the <text:soft-page-break/>logic gate so that the horizontal (Y) centre of the gate is in line with the centre of the whole set of inputs (i.e. midway between the top of the first input and the bottom of the last input), but adjust the logic gate Y-coordinate to make sure it doesn't overspill the top or bottom of a page. If the gate's inputs are spread across more than one page, put the gate on the first page that it will fit on, centred between the top of the inputs (or top of the page, if the inputs start on an earlier page) and the bottom of the inputs (or bottom of the page, if the inputs continue to the next page).</text:p>
      <text:p text:style-name="P7"/>
      <text:p text:style-name="P23">1<text:span text:style-name="T62">3</text:span>. Below the inputs to each logic gate, there may be items whose outputs do not feed to any logic gate. Add these items to the bottom of the last page, starting a new page where necessary.</text:p>
      <text:p text:style-name="P23"/>
      <text:p text:style-name="P23">1<text:span text:style-name="T62">4</text:span>. Then move on to the next logic gate (step 11) and repeat steps 11 and 12 until all items in the leftmost column are assigned to pages.</text:p>
      <text:p text:style-name="P23"/>
      <text:p text:style-name="P24">1<text:span text:style-name="T62">5</text:span>. Now proceed to the next column, if any. Make a list “Floating” for this column, which will contain any objects <text:span text:style-name="T63">that</text:span> can't yet be Y-positioned.</text:p>
      <text:p text:style-name="P24"/>
      <text:p text:style-name="P24">1<text:span text:style-name="T62">6</text:span>. Decide which page horizontally (X-direction) to place the objects in this column, by checking the amount of X-space on the rightmost page(s) and the maximum X-size of all objects in this column, allowing for the inter-column gaps.</text:p>
      <text:p text:style-name="P24"/>
      <text:p text:style-name="P26">1<text:span text:style-name="T62">7</text:span>. For each element in the column, <text:span text:style-name="T63">calculate its Y position as follows.</text:span></text:p>
      <text:p text:style-name="P33">(a) If the element is a Collapse Group Spanner, position it according to its parent Collapse Group to the left. </text:p>
      <text:p text:style-name="P26"><text:span text:style-name="T63">(b) Otherwise, if it has any inputs, </text:span>try to position it on the same page (or new page to the right, if not enough X-space) as the first of its inputs. Look at the object's topmost and bottommost inputs (or its one input, if it has only one) on the same page; place the element's Y coordinate (of its centre) at the same Y coordinate midway between the top of its topmost input (on that page) and the bottom of its bottommost input (on that page), adjusting to make sure it doesn't spill off the top or bottom of the page.</text:p>
      <text:p text:style-name="P26"><text:span text:style-name="T63">(c) Otherwise, if the element</text:span> has no input, put the item in the “Floating” list for this column. Repeat for all elements in this column.</text:p>
      <text:p text:style-name="P24"/>
      <text:p text:style-name="P27">1<text:span text:style-name="T62">8</text:span>. Position the Floating elements in this column:</text:p>
      <text:p text:style-name="P27">(a) If all elements in the column are Floating, cluster them together (i.e. set their Y-positions so they are close together, separated only by the inter-element gap) at the centre of the total distance between the very first and very last elements in the first column, adjusting each element's position to ensure it doesn't overspill the top or bottom of a page.</text:p>
      <text:p text:style-name="P27"/>
      <text:p text:style-name="P27">Otherwise, there is at least one fixed (non-Floating) element. Set the Y-positions of Floating elements as follows, always adjusting to avoid them overspilling the top or bottom of a page:</text:p>
      <text:p text:style-name="P27">(b) For all floating elements at the top of the column, cluster them together just above the first fixed element. (This might mean some or all fixed elements below might need to be moved down or bumped to the next page to create enough space.)</text:p>
      <text:p text:style-name="P27">(c) For all groups <text:span text:style-name="T59">(1 or more elements)</text:span> of floating elements between fixed elements, spread the floating elements out evenly in the space between the fixed elements. Again, fixed elements may need to be moved down to make enough space for the floating elements.</text:p>
      <text:p text:style-name="P27">(d) For all floating elements at the bottom of the column, cluster them together just below the last fixed element.</text:p>
      <text:p text:style-name="P25"/>
      <text:p text:style-name="P25">1<text:span text:style-name="T62">9</text:span>. Repeat <text:span text:style-name="T59">from step 15 for the next column, until all columns are used up.</text:span></text:p>
      <text:p text:style-name="P25"/>
      <text:p text:style-name="P28"><text:span text:style-name="T62">20</text:span>. Position the page numbers.</text:p>
      <text:p text:style-name="P24"/>
      <text:p text:style-name="P28">2<text:span text:style-name="T62">1</text:span>. Return the total number of pages (X and Y direction) at the requested zoom factor.</text:p>
      <text:p text:style-name="P31"/>
      <text:h text:style-name="P131" text:outline-level="1">RENDERING THE IMAGE</text:h>
      <text:p text:style-name="P32">Use the following algorithm to render the image when the Go button is pressed:</text:p>
      <text:p text:style-name="P12"><text:soft-page-break/></text:p>
      <text:p text:style-name="P32">1. Calculate the size and layout of the image, using the algorithm above.</text:p>
      <text:p text:style-name="P12"/>
      <text:p text:style-name="P32">2. Create DC's (Drawing Contexts) for each page required in the output.</text:p>
      <text:p text:style-name="P32"/>
      <text:p text:style-name="P32">3. For each column:</text:p>
      <text:p text:style-name="P32">(a) For each element in the column: render the element on the required page's DC, using individual rendering procedures for each type of element.</text:p>
      <text:p text:style-name="P32"/>
      <text:p text:style-name="P32">4. Export the pages to file, as per algorithm below.</text:p>
      <text:h text:style-name="Heading_20_1" text:outline-level="1"><text:span text:style-name="T64">OUTPUT OF RENDERED PAGES TO </text:span>FIL<text:span text:style-name="T64">E</text:span></text:h>
      <text:p text:style-name="P11">If the output is on multiple pages and the selected file format doesn't support multiple pages (e.g. JPEG), the output will be in multiple files. The file name will be as per user request (in the “produce report” dialogue) with the following appended:</text:p>
      <text:list xml:id="list2766318396" text:style-name="L11">
        <text:list-item>
          <text:p text:style-name="P126">If the pages are in only one column, append -1, -2 etc if there are ≤9 pages. If &gt;9 pages, append as many leading zeros as required, e.g. -01, -02.</text:p>
        </text:list-item>
        <text:list-item>
          <text:p text:style-name="P127">If the pages are in only one row, append -A, -B etc for up to 26 pages. If &gt;26 pages, use AA, AB or AAA, AAB etc, as many letters as required.</text:p>
        </text:list-item>
        <text:list-item>
          <text:p text:style-name="P126">If the pages are in multiple rows and columns, append – (dash) followed by a row letter, followed by a column number <text:span text:style-name="T64">(e.g. -C2)</text:span>. Row letters are A, B etc; if there are more than 26 rows, use AA, AB.. AZ, BA, BB, etc. Column numbers are as above, i.e. 1, 2 or 01, 02… as required.</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9-10-18T21:39:09.771850728</dc:date>
    <meta:editing-duration>P4DT5H18M53S</meta:editing-duration>
    <meta:editing-cycles>164</meta:editing-cycles>
    <meta:document-statistic meta:table-count="1" meta:image-count="0" meta:object-count="0" meta:page-count="11" meta:paragraph-count="269" meta:word-count="6226" meta:character-count="34949" meta:non-whitespace-character-count="29034"/>
  </office:meta>
</office:document-meta>
</file>